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50000017E9F544FAF.png" manifest:media-type="image/png"/>
  <manifest:file-entry manifest:full-path="Pictures/100002010000009B00000077FBF82258.png" manifest:media-type="image/png"/>
  <manifest:file-entry manifest:full-path="Pictures/100002010000012400000059046A05D2.png" manifest:media-type="image/png"/>
  <manifest:file-entry manifest:full-path="Pictures/10000201000001210000002B95A60580.png" manifest:media-type="image/png"/>
  <manifest:file-entry manifest:full-path="Pictures/10000201000003E00000023D44E647E5.png" manifest:media-type="image/png"/>
  <manifest:file-entry manifest:full-path="Pictures/10000201000003E800000258A2B313CE.png" manifest:media-type="image/png"/>
  <manifest:file-entry manifest:full-path="Pictures/10000000000001330000011A0C1A70D8.png" manifest:media-type="image/png"/>
  <manifest:file-entry manifest:full-path="Pictures/100002010000022E0000007255BA3F85.png" manifest:media-type="image/png"/>
  <manifest:file-entry manifest:full-path="Pictures/10000000000000CB000000AA0CE1B5EC.png" manifest:media-type="image/png"/>
  <manifest:file-entry manifest:full-path="Pictures/10000201000000F400000066956F9B6A.png" manifest:media-type="image/png"/>
  <manifest:file-entry manifest:full-path="Pictures/10000201000003AD000001F24B32677A.png" manifest:media-type="image/png"/>
  <manifest:file-entry manifest:full-path="Pictures/10000201000003E10000023C48EC038B.png" manifest:media-type="image/png"/>
  <manifest:file-entry manifest:full-path="Pictures/100002010000039000000132BA8599A1.png" manifest:media-type="image/png"/>
  <manifest:file-entry manifest:full-path="Pictures/10000201000003E00000023DCA6C0CCE.png" manifest:media-type="image/png"/>
  <manifest:file-entry manifest:full-path="Pictures/1000000000000130000000E8FA0FF2A1.png" manifest:media-type="image/png"/>
  <manifest:file-entry manifest:full-path="Pictures/10000201000003E20000023D8DEF90E9.png" manifest:media-type="image/png"/>
  <manifest:file-entry manifest:full-path="Pictures/10000201000000600000005C16F8657E.png" manifest:media-type="image/png"/>
  <manifest:file-entry manifest:full-path="Pictures/100002010000028000000190A747A3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42675e" officeooo:paragraph-rsid="001c5f99"/>
    </style:style>
    <style:style style:name="P3" style:family="paragraph" style:parent-style-name="Text_20_body">
      <style:text-properties officeooo:rsid="00418f10" officeooo:paragraph-rsid="001c5f99"/>
    </style:style>
    <style:style style:name="P4" style:family="paragraph" style:parent-style-name="Text_20_body">
      <style:text-properties officeooo:rsid="00422f1f" officeooo:paragraph-rsid="001c5f99"/>
    </style:style>
    <style:style style:name="P5" style:family="paragraph" style:parent-style-name="Text_20_body">
      <style:text-properties officeooo:rsid="001f8473" officeooo:paragraph-rsid="001f8473"/>
    </style:style>
    <style:style style:name="P6" style:family="paragraph" style:parent-style-name="Text_20_body">
      <style:text-properties officeooo:rsid="00212eb4" officeooo:paragraph-rsid="00212eb4"/>
    </style:style>
    <style:style style:name="P7" style:family="paragraph" style:parent-style-name="Text_20_body">
      <style:text-properties officeooo:rsid="002312eb" officeooo:paragraph-rsid="002312eb"/>
    </style:style>
    <style:style style:name="P8" style:family="paragraph" style:parent-style-name="Text_20_body">
      <style:text-properties officeooo:rsid="0024e2db" officeooo:paragraph-rsid="0024e2db"/>
    </style:style>
    <style:style style:name="P9" style:family="paragraph" style:parent-style-name="Text_20_body">
      <style:text-properties officeooo:rsid="00259ebc" officeooo:paragraph-rsid="00259ebc"/>
    </style:style>
    <style:style style:name="P10" style:family="paragraph" style:parent-style-name="Text_20_body">
      <style:text-properties officeooo:rsid="0026bd34" officeooo:paragraph-rsid="0026bd34"/>
    </style:style>
    <style:style style:name="P11" style:family="paragraph" style:parent-style-name="Text_20_body">
      <style:text-properties officeooo:rsid="00271df4" officeooo:paragraph-rsid="00271df4"/>
    </style:style>
    <style:style style:name="P12" style:family="paragraph" style:parent-style-name="Text_20_body">
      <style:text-properties officeooo:rsid="002cd4d6" officeooo:paragraph-rsid="002cd4d6"/>
    </style:style>
    <style:style style:name="P13" style:family="paragraph" style:parent-style-name="Text_20_body">
      <style:text-properties officeooo:rsid="00315dac" officeooo:paragraph-rsid="00315dac"/>
    </style:style>
    <style:style style:name="P14" style:family="paragraph" style:parent-style-name="Text_20_body">
      <style:text-properties officeooo:rsid="00315dac" officeooo:paragraph-rsid="00355ee0"/>
    </style:style>
    <style:style style:name="P15" style:family="paragraph" style:parent-style-name="Text_20_body">
      <style:text-properties officeooo:rsid="0033360f" officeooo:paragraph-rsid="00355ee0"/>
    </style:style>
    <style:style style:name="P16" style:family="paragraph" style:parent-style-name="Text_20_body">
      <style:text-properties officeooo:rsid="0033360f" officeooo:paragraph-rsid="00368d81"/>
    </style:style>
    <style:style style:name="P17" style:family="paragraph" style:parent-style-name="Text_20_body">
      <style:text-properties officeooo:rsid="00209f4a" officeooo:paragraph-rsid="00209f4a"/>
    </style:style>
    <style:style style:name="P18" style:family="paragraph" style:parent-style-name="Text_20_body">
      <style:text-properties officeooo:rsid="00368d81" officeooo:paragraph-rsid="00368d81"/>
    </style:style>
    <style:style style:name="P19" style:family="paragraph" style:parent-style-name="Text_20_body">
      <style:text-properties officeooo:paragraph-rsid="0039fb9d"/>
    </style:style>
    <style:style style:name="P20" style:family="paragraph" style:parent-style-name="Text_20_body">
      <style:text-properties officeooo:paragraph-rsid="00420d39"/>
    </style:style>
    <style:style style:name="P21" style:family="paragraph" style:parent-style-name="Text_20_body">
      <style:text-properties fo:font-size="12pt" fo:font-weight="normal" style:font-size-asian="12pt" style:font-weight-asian="normal" style:font-size-complex="12pt" style:font-weight-complex="normal"/>
    </style:style>
    <style:style style:name="P22" style:family="paragraph" style:parent-style-name="Text_20_body">
      <style:text-properties fo:font-size="12pt" fo:font-weight="normal" officeooo:paragraph-rsid="005843ab" style:font-size-asian="12pt" style:font-weight-asian="normal" style:font-size-complex="12pt" style:font-weight-complex="normal"/>
    </style:style>
    <style:style style:name="P23" style:family="paragraph" style:parent-style-name="Text_20_body">
      <style:text-properties officeooo:paragraph-rsid="0046ea0c"/>
    </style:style>
    <style:style style:name="P24" style:family="paragraph" style:parent-style-name="Text_20_body">
      <style:text-properties officeooo:paragraph-rsid="0047406b"/>
    </style:style>
    <style:style style:name="P25" style:family="paragraph" style:parent-style-name="Text_20_body">
      <style:text-properties officeooo:paragraph-rsid="0051395e"/>
    </style:style>
    <style:style style:name="P26" style:family="paragraph" style:parent-style-name="Text_20_body">
      <style:text-properties officeooo:paragraph-rsid="005843ab"/>
    </style:style>
    <style:style style:name="P27" style:family="paragraph" style:parent-style-name="Text_20_body">
      <style:text-properties officeooo:paragraph-rsid="005ebb98"/>
    </style:style>
    <style:style style:name="P28" style:family="paragraph" style:parent-style-name="Text_20_body">
      <style:text-properties officeooo:rsid="0065eed7" officeooo:paragraph-rsid="0065eed7"/>
    </style:style>
    <style:style style:name="P29" style:family="paragraph" style:parent-style-name="Text_20_body">
      <style:text-properties officeooo:rsid="0067da14" officeooo:paragraph-rsid="0067da14"/>
    </style:style>
    <style:style style:name="P30" style:family="paragraph" style:parent-style-name="Text_20_body">
      <style:text-properties officeooo:rsid="006c58cf" officeooo:paragraph-rsid="006c58cf"/>
    </style:style>
    <style:style style:name="P31" style:family="paragraph" style:parent-style-name="Text_20_body">
      <style:text-properties officeooo:rsid="006c58cf" officeooo:paragraph-rsid="006e0c92"/>
    </style:style>
    <style:style style:name="P32" style:family="paragraph" style:parent-style-name="Text_20_body">
      <style:text-properties officeooo:rsid="007178e3" officeooo:paragraph-rsid="007178e3"/>
    </style:style>
    <style:style style:name="P33" style:family="paragraph" style:parent-style-name="Text_20_body">
      <style:text-properties officeooo:rsid="00717ea8" officeooo:paragraph-rsid="00717ea8"/>
    </style:style>
    <style:style style:name="P34" style:family="paragraph" style:parent-style-name="Text_20_body">
      <style:text-properties officeooo:rsid="0073e882" officeooo:paragraph-rsid="0073e882"/>
    </style:style>
    <style:style style:name="P35" style:family="paragraph" style:parent-style-name="Text_20_body">
      <style:text-properties officeooo:rsid="006b6efd" officeooo:paragraph-rsid="006b6efd"/>
    </style:style>
    <style:style style:name="P36" style:family="paragraph" style:parent-style-name="Text_20_body">
      <style:text-properties officeooo:rsid="0076f332" officeooo:paragraph-rsid="0076f332"/>
    </style:style>
    <style:style style:name="P37" style:family="paragraph" style:parent-style-name="Text_20_body">
      <style:text-properties officeooo:paragraph-rsid="0078ee1a"/>
    </style:style>
    <style:style style:name="P38" style:family="paragraph" style:parent-style-name="Standard">
      <style:paragraph-properties fo:text-align="center" style:justify-single-word="false"/>
      <style:text-properties fo:font-size="18pt" officeooo:rsid="005c1b0d" officeooo:paragraph-rsid="005c1b0d" style:font-size-asian="15.75pt" style:font-size-complex="18pt"/>
    </style:style>
    <style:style style:name="P39" style:family="paragraph" style:parent-style-name="Standard">
      <style:paragraph-properties fo:text-align="center" style:justify-single-word="false"/>
      <style:text-properties fo:font-size="18pt" officeooo:rsid="005c1b0d" officeooo:paragraph-rsid="005c1b0d" style:font-size-asian="18pt" style:font-size-complex="18pt"/>
    </style:style>
    <style:style style:name="P40" style:family="paragraph" style:parent-style-name="Standard">
      <style:paragraph-properties fo:text-align="center" style:justify-single-word="false"/>
      <style:text-properties style:font-name="Arial1" fo:font-size="52pt" fo:font-weight="bold" officeooo:rsid="005c1b0d" officeooo:paragraph-rsid="005c1b0d" style:font-size-asian="52pt" style:font-weight-asian="bold" style:font-size-complex="52pt" style:font-weight-complex="bold"/>
    </style:style>
    <style:style style:name="P41" style:family="paragraph" style:parent-style-name="Text_20_body">
      <style:paragraph-properties fo:break-before="page"/>
      <style:text-properties officeooo:paragraph-rsid="005ebb98"/>
    </style:style>
    <style:style style:name="P42" style:family="paragraph" style:parent-style-name="Text_20_body">
      <style:paragraph-properties fo:text-align="start" style:justify-single-word="false" fo:break-before="page"/>
      <style:text-properties style:font-name="Droid Sans Mono" fo:font-size="18pt" officeooo:paragraph-rsid="00739e45" style:font-size-asian="18pt" style:font-size-complex="18pt"/>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P46" style:family="paragraph" style:parent-style-name="Contents_20_3">
      <style:paragraph-properties>
        <style:tab-stops>
          <style:tab-stop style:position="16.002cm" style:type="right" style:leader-style="dotted" style:leader-text="."/>
        </style:tab-stops>
      </style:paragraph-properties>
    </style:style>
    <style:style style:name="P47" style:family="paragraph" style:parent-style-name="Heading_20_3">
      <style:text-properties officeooo:rsid="002cd4d6" officeooo:paragraph-rsid="002cd4d6"/>
    </style:style>
    <style:style style:name="P48" style:family="paragraph" style:parent-style-name="Heading_20_3">
      <style:text-properties officeooo:rsid="00650649" officeooo:paragraph-rsid="00650649"/>
    </style:style>
    <style:style style:name="P49" style:family="paragraph" style:parent-style-name="Heading_20_3">
      <style:text-properties officeooo:rsid="00418f10" officeooo:paragraph-rsid="001c5f99"/>
    </style:style>
    <style:style style:name="P50" style:family="paragraph" style:parent-style-name="Heading_20_3">
      <style:text-properties officeooo:rsid="00422f1f" officeooo:paragraph-rsid="001c5f99"/>
    </style:style>
    <style:style style:name="P51" style:family="paragraph" style:parent-style-name="Heading_20_3">
      <style:text-properties officeooo:rsid="002f1a98" officeooo:paragraph-rsid="002f1a98"/>
    </style:style>
    <style:style style:name="P52" style:family="paragraph" style:parent-style-name="Heading_20_3">
      <style:text-properties officeooo:rsid="0067da14" officeooo:paragraph-rsid="0067da14"/>
    </style:style>
    <style:style style:name="P53" style:family="paragraph" style:parent-style-name="Heading_20_3">
      <style:text-properties officeooo:rsid="006968f3" officeooo:paragraph-rsid="006968f3"/>
    </style:style>
    <style:style style:name="P54" style:family="paragraph" style:parent-style-name="Heading_20_3">
      <style:text-properties officeooo:rsid="0076f332" officeooo:paragraph-rsid="0076f332"/>
    </style:style>
    <style:style style:name="P55" style:family="paragraph" style:parent-style-name="Heading_20_3">
      <style:text-properties officeooo:rsid="006c58cf" officeooo:paragraph-rsid="006c58cf"/>
    </style:style>
    <style:style style:name="P56" style:family="paragraph" style:parent-style-name="Heading_20_3">
      <style:text-properties officeooo:rsid="00717ea8" officeooo:paragraph-rsid="00717ea8"/>
    </style:style>
    <style:style style:name="P57" style:family="paragraph" style:parent-style-name="Heading_20_4">
      <style:text-properties officeooo:rsid="001f8473" officeooo:paragraph-rsid="001f8473"/>
    </style:style>
    <style:style style:name="P58" style:family="paragraph" style:parent-style-name="Heading_20_4">
      <style:text-properties officeooo:paragraph-rsid="005680c1"/>
    </style:style>
    <style:style style:name="P59" style:family="paragraph" style:parent-style-name="Heading_20_4">
      <style:text-properties fo:font-size="14pt" fo:font-weight="bold" style:font-size-asian="14pt" style:font-weight-asian="bold" style:font-size-complex="14pt" style:font-weight-complex="bold"/>
    </style:style>
    <style:style style:name="P60" style:family="paragraph" style:parent-style-name="Standard" style:master-page-name="First_20_Page">
      <style:paragraph-properties style:page-number="auto"/>
    </style:style>
    <style:style style:name="P61" style:family="paragraph" style:parent-style-name="Text_20_body" style:list-style-name="L15">
      <style:text-properties officeooo:paragraph-rsid="003fbff7"/>
    </style:style>
    <style:style style:name="P62" style:family="paragraph" style:parent-style-name="Text_20_body" style:list-style-name="L15">
      <style:text-properties officeooo:rsid="002cd4d6" officeooo:paragraph-rsid="002cd4d6"/>
    </style:style>
    <style:style style:name="P63" style:family="paragraph" style:parent-style-name="Text_20_body" style:list-style-name="L15">
      <style:text-properties officeooo:rsid="002cd4d6" officeooo:paragraph-rsid="00773cb2"/>
    </style:style>
    <style:style style:name="P64" style:family="paragraph" style:parent-style-name="Text_20_body" style:list-style-name="L15">
      <style:text-properties officeooo:rsid="002cd4d6" officeooo:paragraph-rsid="003fbff7"/>
    </style:style>
    <style:style style:name="P65" style:family="paragraph" style:parent-style-name="Text_20_body" style:list-style-name="L15">
      <style:text-properties officeooo:rsid="0070225c" officeooo:paragraph-rsid="0070225c"/>
    </style:style>
    <style:style style:name="P66" style:family="paragraph" style:parent-style-name="Text_20_body" style:list-style-name="L16">
      <style:text-properties officeooo:rsid="007178e3" officeooo:paragraph-rsid="007178e3"/>
    </style:style>
    <style:style style:name="P67" style:family="paragraph" style:parent-style-name="Text_20_body" style:list-style-name="L17">
      <style:text-properties officeooo:rsid="00418f10" officeooo:paragraph-rsid="001c5f99"/>
    </style:style>
    <style:style style:name="P68" style:family="paragraph" style:parent-style-name="Text_20_body" style:list-style-name="L17">
      <style:text-properties officeooo:rsid="00422f1f" officeooo:paragraph-rsid="001c5f99"/>
    </style:style>
    <style:style style:name="P69" style:family="paragraph" style:parent-style-name="Text_20_body" style:list-style-name="L18">
      <style:text-properties officeooo:rsid="00422f1f" officeooo:paragraph-rsid="001c5f99"/>
    </style:style>
    <style:style style:name="P70" style:family="paragraph" style:parent-style-name="Text_20_body" style:list-style-name="L19">
      <style:text-properties officeooo:rsid="00259ebc" officeooo:paragraph-rsid="00259ebc"/>
    </style:style>
    <style:style style:name="P71" style:family="paragraph" style:parent-style-name="Text_20_body" style:list-style-name="L19">
      <style:text-properties officeooo:rsid="0026bd34" officeooo:paragraph-rsid="0026bd34"/>
    </style:style>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text-properties officeooo:rsid="00271df4" officeooo:paragraph-rsid="00271df4"/>
    </style:style>
    <style:style style:name="P75" style:family="paragraph" style:parent-style-name="Text_20_body" style:list-style-name="L22">
      <style:text-properties officeooo:rsid="00271df4" officeooo:paragraph-rsid="00290ccc"/>
    </style:style>
    <style:style style:name="P76" style:family="paragraph" style:parent-style-name="Text_20_body" style:list-style-name="L22">
      <style:text-properties officeooo:rsid="00290ccc" officeooo:paragraph-rsid="00290ccc"/>
    </style:style>
    <style:style style:name="P77" style:family="paragraph" style:parent-style-name="Text_20_body" style:list-style-name="L23">
      <style:text-properties officeooo:paragraph-rsid="0051395e"/>
    </style:style>
    <style:style style:name="P78" style:family="paragraph" style:parent-style-name="Text_20_body" style:list-style-name="L23">
      <style:text-properties officeooo:paragraph-rsid="005240eb"/>
    </style:style>
    <style:style style:name="P79" style:family="paragraph" style:parent-style-name="Text_20_body" style:list-style-name="L23">
      <style:text-properties officeooo:rsid="0051395e" officeooo:paragraph-rsid="0051395e"/>
    </style:style>
    <style:style style:name="P80" style:family="paragraph" style:parent-style-name="Text_20_body" style:list-style-name="L23">
      <style:text-properties officeooo:rsid="005240eb" officeooo:paragraph-rsid="005240eb"/>
    </style:style>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5">
      <style:text-properties officeooo:paragraph-rsid="005893ae"/>
    </style:style>
    <style:style style:name="P84" style:family="paragraph" style:parent-style-name="Text_20_body" style:list-style-name="L26"/>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paragraph-rsid="00259ebc"/>
    </style:style>
    <style:style style:name="P87"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8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9" style:family="paragraph">
      <style:text-properties fo:font-size="18pt" style:font-size-asian="18pt" style:font-size-complex="18pt"/>
    </style:style>
    <style:style style:name="T1" style:family="text">
      <style:text-properties fo:background-color="transparent" loext:char-shading-value="0"/>
    </style:style>
    <style:style style:name="T2" style:family="text">
      <style:text-properties officeooo:rsid="001c5f99"/>
    </style:style>
    <style:style style:name="T3" style:family="text">
      <style:text-properties officeooo:rsid="00422f1f"/>
    </style:style>
    <style:style style:name="T4" style:family="text">
      <style:text-properties officeooo:rsid="0042675e"/>
    </style:style>
    <style:style style:name="T5" style:family="text">
      <style:text-properties officeooo:rsid="001df05c"/>
    </style:style>
    <style:style style:name="T6" style:family="text">
      <style:text-properties officeooo:rsid="00209f4a"/>
    </style:style>
    <style:style style:name="T7" style:family="text">
      <style:text-properties officeooo:rsid="00212eb4"/>
    </style:style>
    <style:style style:name="T8" style:family="text">
      <style:text-properties officeooo:rsid="0022c3c9"/>
    </style:style>
    <style:style style:name="T9" style:family="text">
      <style:text-properties officeooo:rsid="00259ebc"/>
    </style:style>
    <style:style style:name="T10" style:family="text">
      <style:text-properties officeooo:rsid="0026bd34"/>
    </style:style>
    <style:style style:name="T11" style:family="text">
      <style:text-properties officeooo:rsid="00290ccc"/>
    </style:style>
    <style:style style:name="T12" style:family="text">
      <style:text-properties officeooo:rsid="002e5e1f"/>
    </style:style>
    <style:style style:name="T13" style:family="text">
      <style:text-properties officeooo:rsid="002eb53d"/>
    </style:style>
    <style:style style:name="T14" style:family="text">
      <style:text-properties officeooo:rsid="002f0511"/>
    </style:style>
    <style:style style:name="T15" style:family="text">
      <style:text-properties officeooo:rsid="00315dac"/>
    </style:style>
    <style:style style:name="T16" style:family="text">
      <style:text-properties officeooo:rsid="00321aa9"/>
    </style:style>
    <style:style style:name="T17" style:family="text">
      <style:text-properties officeooo:rsid="0033360f"/>
    </style:style>
    <style:style style:name="T18" style:family="text">
      <style:text-properties officeooo:rsid="00355ee0"/>
    </style:style>
    <style:style style:name="T19" style:family="text">
      <style:text-properties officeooo:rsid="00368d81"/>
    </style:style>
    <style:style style:name="T20" style:family="text">
      <style:text-properties officeooo:rsid="003822ea"/>
    </style:style>
    <style:style style:name="T21" style:family="text">
      <style:text-properties officeooo:rsid="0038f01e"/>
    </style:style>
    <style:style style:name="T22" style:family="text">
      <style:text-properties officeooo:rsid="003fbff7"/>
    </style:style>
    <style:style style:name="T23" style:family="text">
      <style:text-properties style:text-underline-style="none"/>
    </style:style>
    <style:style style:name="T24" style:family="text">
      <style:text-properties style:text-underline-style="none" officeooo:rsid="0017b6df"/>
    </style:style>
    <style:style style:name="T25" style:family="text">
      <style:text-properties style:text-underline-style="none" officeooo:rsid="005c7111"/>
    </style:style>
    <style:style style:name="T26" style:family="text">
      <style:text-properties style:text-underline-style="none" officeooo:rsid="005d825c"/>
    </style:style>
    <style:style style:name="T27" style:family="text">
      <style:text-properties officeooo:rsid="00202307"/>
    </style:style>
    <style:style style:name="T28" style:family="text">
      <style:text-properties officeooo:rsid="001cb285"/>
    </style:style>
    <style:style style:name="T29" style:family="text">
      <style:text-properties officeooo:rsid="0019dc99"/>
    </style:style>
    <style:style style:name="T30" style:family="text">
      <style:text-properties officeooo:rsid="0021c101"/>
    </style:style>
    <style:style style:name="T31" style:family="text">
      <style:text-properties officeooo:rsid="004624ca"/>
    </style:style>
    <style:style style:name="T32" style:family="text">
      <style:text-properties officeooo:rsid="0046ea0c"/>
    </style:style>
    <style:style style:name="T33" style:family="text">
      <style:text-properties officeooo:rsid="0047406b"/>
    </style:style>
    <style:style style:name="T34" style:family="text">
      <style:text-properties officeooo:rsid="00475faf"/>
    </style:style>
    <style:style style:name="T35" style:family="text">
      <style:text-properties officeooo:rsid="0047e062"/>
    </style:style>
    <style:style style:name="T36" style:family="text">
      <style:text-properties officeooo:rsid="00494dc4"/>
    </style:style>
    <style:style style:name="T37" style:family="text">
      <style:text-properties officeooo:rsid="0049db88"/>
    </style:style>
    <style:style style:name="T38" style:family="text">
      <style:text-properties officeooo:rsid="004d2d43"/>
    </style:style>
    <style:style style:name="T39" style:family="text">
      <style:text-properties officeooo:rsid="004d450c"/>
    </style:style>
    <style:style style:name="T40" style:family="text">
      <style:text-properties officeooo:rsid="004ed260"/>
    </style:style>
    <style:style style:name="T41" style:family="text">
      <style:text-properties officeooo:rsid="0051395e"/>
    </style:style>
    <style:style style:name="T42" style:family="text">
      <style:text-properties officeooo:rsid="00520469"/>
    </style:style>
    <style:style style:name="T43" style:family="text">
      <style:text-properties officeooo:rsid="005240eb"/>
    </style:style>
    <style:style style:name="T44" style:family="text">
      <style:text-properties officeooo:rsid="0053f9f2"/>
    </style:style>
    <style:style style:name="T45" style:family="text">
      <style:text-properties officeooo:rsid="00547017"/>
    </style:style>
    <style:style style:name="T46" style:family="text">
      <style:text-properties fo:font-size="12pt" fo:font-weight="normal" style:font-size-asian="12pt" style:font-weight-asian="normal" style:font-size-complex="12pt" style:font-weight-complex="normal"/>
    </style:style>
    <style:style style:name="T47" style:family="text">
      <style:text-properties fo:font-size="12pt" fo:font-weight="normal" officeooo:rsid="005680c1" style:font-size-asian="12pt" style:font-weight-asian="normal" style:font-size-complex="12pt" style:font-weight-complex="normal"/>
    </style:style>
    <style:style style:name="T48" style:family="text">
      <style:text-properties officeooo:rsid="005680c1"/>
    </style:style>
    <style:style style:name="T49" style:family="text">
      <style:text-properties officeooo:rsid="005843ab"/>
    </style:style>
    <style:style style:name="T50" style:family="text">
      <style:text-properties officeooo:rsid="005893ae"/>
    </style:style>
    <style:style style:name="T51" style:family="text">
      <style:text-properties officeooo:rsid="005a6589"/>
    </style:style>
    <style:style style:name="T52" style:family="text">
      <style:text-properties officeooo:rsid="005c7111"/>
    </style:style>
    <style:style style:name="T53" style:family="text">
      <style:text-properties officeooo:rsid="005d825c"/>
    </style:style>
    <style:style style:name="T54" style:family="text">
      <style:text-properties officeooo:rsid="002cd4d6"/>
    </style:style>
    <style:style style:name="T55" style:family="text">
      <style:text-properties officeooo:rsid="005ebb98"/>
    </style:style>
    <style:style style:name="T56" style:family="text">
      <style:text-properties officeooo:rsid="0067da14"/>
    </style:style>
    <style:style style:name="T57" style:family="text">
      <style:text-properties officeooo:rsid="006b6efd"/>
    </style:style>
    <style:style style:name="T58" style:family="text">
      <style:text-properties officeooo:rsid="006c58cf"/>
    </style:style>
    <style:style style:name="T59" style:family="text">
      <style:text-properties officeooo:rsid="006e0c92"/>
    </style:style>
    <style:style style:name="T60" style:family="text">
      <style:text-properties officeooo:rsid="0073e882"/>
    </style:style>
    <style:style style:name="T61" style:family="text">
      <style:text-properties officeooo:rsid="0074c2a2"/>
    </style:style>
    <style:style style:name="T62" style:family="text">
      <style:text-properties officeooo:rsid="0074f4f3"/>
    </style:style>
    <style:style style:name="T63" style:family="text">
      <style:text-properties fo:font-weight="bold" officeooo:rsid="002e5e1f" style:font-weight-asian="bold" style:font-weight-complex="bold"/>
    </style:style>
    <style:style style:name="T64" style:family="text">
      <style:text-properties officeooo:rsid="0078ee1a"/>
    </style:style>
    <style:style style:name="T65" style:family="text">
      <style:text-properties officeooo:rsid="00791679"/>
    </style:style>
    <style:style style:name="T66" style:family="text">
      <style:text-properties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7" style:family="text">
      <style:text-properties fo:font-variant="normal" fo:text-transform="none" style:use-window-font-color="true"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Zen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68" style:family="text">
      <style:text-properties fo:font-size="18pt" style:font-size-asian="18pt" style:font-size-complex="18pt"/>
    </style:style>
    <style:style style:name="fr1" style:family="graphic" style:parent-style-name="Frame">
      <style:graphic-properties style:vertical-pos="top" style:vertical-rel="paragraph-content"/>
    </style:style>
    <style:style style:name="fr2"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style:vertical-pos="from-top" style:vertical-rel="paragraph" style:horizontal-pos="from-left" style:horizontal-rel="paragraph"/>
    </style:style>
    <style:style style:name="fr4" style:family="graphic" style:parent-style-name="Frame">
      <style:graphic-properties fo:margin-left="0cm" fo:margin-right="0cm"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Frame">
      <style:graphic-properties style:run-through="foreground" style:wrap="none" style:vertical-pos="from-top" style:vertical-rel="paragraph" style:horizontal-pos="from-left" style:horizontal-rel="paragraph"/>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19">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
      <text:p text:style-name="Standard"><draw:frame draw:style-name="fr6" draw:name="Bild5" text:anchor-type="paragraph" svg:x="0cm" svg:y="2.196cm" svg:width="17cm" svg:height="10.624cm" draw:z-index="2"><draw:image xlink:href="Pictures/100002010000028000000190A747A392.png" xlink:type="simple" xlink:show="embed" xlink:actuate="onLoad"/></draw:frame></text:p>
      <text:p text:style-name="Standard"/>
      <text:p text:style-name="Standard"/>
      <text:p text:style-name="Standard"/>
      <text:p text:style-name="Standard"/>
      <text:p text:style-name="P40">User Manual</text:p>
      <text:p text:style-name="P38"/>
      <text:p text:style-name="P38"/>
      <text:p text:style-name="P38"/>
      <text:p text:style-name="P38"/>
      <text:p text:style-name="P38"/>
      <text:p text:style-name="P38"/>
      <text:p text:style-name="P38"/>
      <text:p text:style-name="P38"/>
      <text:p text:style-name="P38"/>
      <text:p text:style-name="P38"/>
      <text:p text:style-name="P39">Version 0.1 Afrobob</text:p>
      <text:table-of-content text:style-name="Sect1" text:protected="true" text:name="Inhaltsverzeichni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43">Table of Contents</text:p>
          </text:index-title>
          <text:p text:style-name="P44"><text:a xlink:type="simple" xlink:href="#__RefHeading__105_1100885560" text:style-name="Index_20_Link" text:visited-style-name="Index_20_Link">I Getting Started<text:tab/>4</text:a></text:p>
          <text:p text:style-name="P45"><text:a xlink:type="simple" xlink:href="#__RefHeading__446_1100885560" text:style-name="Index_20_Link" text:visited-style-name="Index_20_Link">1 Principle of the Game<text:tab/>4</text:a></text:p>
          <text:p text:style-name="P45"><text:a xlink:type="simple" xlink:href="#__RefHeading__107_1100885560" text:style-name="Index_20_Link" text:visited-style-name="Index_20_Link">2 Installation<text:tab/>4</text:a></text:p>
          <text:p text:style-name="P46"><text:a xlink:type="simple" xlink:href="#__RefHeading__1859_350679690" text:style-name="Index_20_Link" text:visited-style-name="Index_20_Link">2.1 System Requirements<text:tab/>4</text:a></text:p>
          <text:p text:style-name="P46"><text:a xlink:type="simple" xlink:href="#__RefHeading__2144_1388890805" text:style-name="Index_20_Link" text:visited-style-name="Index_20_Link">2.2 Starting the Game<text:tab/>4</text:a></text:p>
          <text:p text:style-name="P45"><text:a xlink:type="simple" xlink:href="#__RefHeading__448_1100885560" text:style-name="Index_20_Link" text:visited-style-name="Index_20_Link">3 Playing a Quick Game<text:tab/>5</text:a></text:p>
          <text:p text:style-name="P44"><text:a xlink:type="simple" xlink:href="#__RefHeading__450_1100885560" text:style-name="Index_20_Link" text:visited-style-name="Index_20_Link">II Customizing<text:tab/>8</text:a></text:p>
          <text:p text:style-name="P45"><text:a xlink:type="simple" xlink:href="#__RefHeading__452_1100885560" text:style-name="Index_20_Link" text:visited-style-name="Index_20_Link">1 Customize<text:tab/>8</text:a></text:p>
          <text:p text:style-name="P46"><text:a xlink:type="simple" xlink:href="#__RefHeading__4079_1200606051" text:style-name="Index_20_Link" text:visited-style-name="Index_20_Link">1.1 Team Creator<text:tab/>8</text:a></text:p>
          <text:p text:style-name="P46"><text:a xlink:type="simple" xlink:href="#__RefHeading__4081_1200606051" text:style-name="Index_20_Link" text:visited-style-name="Index_20_Link">1.2 Game Style Creator<text:tab/>8</text:a></text:p>
          <text:p text:style-name="P46"><text:a xlink:type="simple" xlink:href="#__RefHeading__454_1100885560" text:style-name="Index_20_Link" text:visited-style-name="Index_20_Link">1.3 Level Editor<text:tab/>9</text:a></text:p>
          <text:p text:style-name="P45"><text:a xlink:type="simple" xlink:href="#__RefHeading__458_1100885560" text:style-name="Index_20_Link" text:visited-style-name="Index_20_Link">2 Settings<text:tab/>10</text:a></text:p>
          <text:p text:style-name="P44"><text:a xlink:type="simple" xlink:href="#__RefHeading__460_1100885560" text:style-name="Index_20_Link" text:visited-style-name="Index_20_Link">III Playing Online<text:tab/>11</text:a></text:p>
          <text:p text:style-name="P45"><text:a xlink:type="simple" xlink:href="#__RefHeading__387_1135256193" text:style-name="Index_20_Link" text:visited-style-name="Index_20_Link">1 The Host<text:tab/>11</text:a></text:p>
          <text:p text:style-name="P46"><text:a xlink:type="simple" xlink:href="#__RefHeading__389_1135256193" text:style-name="Index_20_Link" text:visited-style-name="Index_20_Link">1.1 Hosting a Game<text:tab/>11</text:a></text:p>
          <text:p text:style-name="P46"><text:a xlink:type="simple" xlink:href="#__RefHeading__391_1135256193" text:style-name="Index_20_Link" text:visited-style-name="Index_20_Link">1.2 Lobby<text:tab/>11</text:a></text:p>
          <text:p text:style-name="P45"><text:a xlink:type="simple" xlink:href="#__RefHeading__393_1135256193" text:style-name="Index_20_Link" text:visited-style-name="Index_20_Link">2 Other Players and Spectators<text:tab/>12</text:a></text:p>
          <text:p text:style-name="P46"><text:a xlink:type="simple" xlink:href="#__RefHeading__395_1135256193" text:style-name="Index_20_Link" text:visited-style-name="Index_20_Link">2.1 Connecting with a Network Game<text:tab/>12</text:a></text:p>
          <text:p text:style-name="P46"><text:a xlink:type="simple" xlink:href="#__RefHeading__1861_350679690" text:style-name="Index_20_Link" text:visited-style-name="Index_20_Link">2.2 Lobby<text:tab/>13</text:a></text:p>
          <text:p text:style-name="P45"><text:a xlink:type="simple" xlink:href="#__RefHeading__397_1135256193" text:style-name="Index_20_Link" text:visited-style-name="Index_20_Link">3 Chat<text:tab/>13</text:a></text:p>
          <text:p text:style-name="P46"><text:a xlink:type="simple" xlink:href="#__RefHeading__399_1135256193" text:style-name="Index_20_Link" text:visited-style-name="Index_20_Link">3.1 Writing Messages<text:tab/>13</text:a></text:p>
          <text:p text:style-name="P46"><text:a xlink:type="simple" xlink:href="#__RefHeading__401_1135256193" text:style-name="Index_20_Link" text:visited-style-name="Index_20_Link">3.2 Chat Commands<text:tab/>14</text:a></text:p>
          <text:p text:style-name="P45"><text:a xlink:type="simple" xlink:href="#__RefHeading__403_1135256193" text:style-name="Index_20_Link" text:visited-style-name="Index_20_Link">4 Special Use Cases<text:tab/>14</text:a></text:p>
          <text:p text:style-name="P46"><text:a xlink:type="simple" xlink:href="#__RefHeading__405_1135256193" text:style-name="Index_20_Link" text:visited-style-name="Index_20_Link">4.1 Connecting via LAN<text:tab/>14</text:a></text:p>
          <text:p text:style-name="P44"><text:a xlink:type="simple" xlink:href="#__RefHeading__462_1100885560" text:style-name="Index_20_Link" text:visited-style-name="Index_20_Link">IV Reference<text:tab/>15</text:a></text:p>
          <text:p text:style-name="P45"><text:a xlink:type="simple" xlink:href="#__RefHeading__464_1100885560" text:style-name="Index_20_Link" text:visited-style-name="Index_20_Link">1 Shortcuts<text:tab/>15</text:a></text:p>
          <text:p text:style-name="P45"><text:a xlink:type="simple" xlink:href="#__RefHeading__466_1100885560" text:style-name="Index_20_Link" text:visited-style-name="Index_20_Link">2 Items<text:tab/>15</text:a></text:p>
          <text:p text:style-name="P46"><text:a xlink:type="simple" xlink:href="#__RefHeading__468_1100885560" text:style-name="Index_20_Link" text:visited-style-name="Index_20_Link">2.1 Selecting an Item<text:tab/>15</text:a></text:p>
          <text:p text:style-name="P46"><text:a xlink:type="simple" xlink:href="#__RefHeading__549_1246346006" text:style-name="Index_20_Link" text:visited-style-name="Index_20_Link">2.2 Using a Tool and Shooting a Weapon<text:tab/>16</text:a></text:p>
          <text:p text:style-name="P46"><text:a xlink:type="simple" xlink:href="#__RefHeading__551_1246346006" text:style-name="Index_20_Link" text:visited-style-name="Index_20_Link">2.3 Available Items<text:tab/>16</text:a></text:p>
          <text:p text:style-name="P45"><text:a xlink:type="simple" xlink:href="#__RefHeading__553_1246346006" text:style-name="Index_20_Link" text:visited-style-name="Index_20_Link">3 Crates<text:tab/>17</text:a></text:p>
          <text:p text:style-name="P45"><text:a xlink:type="simple" xlink:href="#__RefHeading__407_1135256193" text:style-name="Index_20_Link" text:visited-style-name="Index_20_Link">4 Conditions<text:tab/>17</text:a></text:p>
          <text:p text:style-name="P46"><text:a xlink:type="simple" xlink:href="#__RefHeading__555_1246346006" text:style-name="Index_20_Link" text:visited-style-name="Index_20_Link">4.1 Poisoning<text:tab/>17</text:a></text:p>
          <text:p text:style-name="P46"><text:a xlink:type="simple" xlink:href="#__RefHeading__557_1246346006" text:style-name="Index_20_Link" text:visited-style-name="Index_20_Link">4.2 Digitation<text:tab/>17</text:a></text:p>
          <text:p text:style-name="P45"><text:a xlink:type="simple" xlink:href="#__RefHeading__559_1246346006" text:style-name="Index_20_Link" text:visited-style-name="Index_20_Link">5 Sudden Death<text:tab/>18</text:a></text:p>
          <text:p text:style-name="P46"><text:a xlink:type="simple" xlink:href="#__RefHeading__561_1246346006" text:style-name="Index_20_Link" text:visited-style-name="Index_20_Link">5.1 Boss<text:tab/>18</text:a></text:p>
          <text:p text:style-name="P46"><text:a xlink:type="simple" xlink:href="#__RefHeading__563_1246346006" text:style-name="Index_20_Link" text:visited-style-name="Index_20_Link">5.2 Flood<text:tab/>18</text:a></text:p>
          <text:p text:style-name="P45"><text:a xlink:type="simple" xlink:href="#__RefHeading__2146_1388890805" text:style-name="Index_20_Link" text:visited-style-name="Index_20_Link">6 Frequently Asked Questions<text:tab/>18</text:a></text:p>
          <text:p text:style-name="P46"><text:a xlink:type="simple" xlink:href="#__RefHeading__2148_1388890805" text:style-name="Index_20_Link" text:visited-style-name="Index_20_Link">6.1 The game does not start, there are strange error messages.<text:tab/>18</text:a></text:p>
          <text:p text:style-name="P46"><text:a xlink:type="simple" xlink:href="#__RefHeading__2150_1388890805" text:style-name="Index_20_Link" text:visited-style-name="Index_20_Link">6.2 After clicking on “Start!”, I see the main menu again.<text:tab/>19</text:a></text:p>
          <text:p text:style-name="P46"><text:a xlink:type="simple" xlink:href="#__RefHeading__2152_1388890805" text:style-name="Index_20_Link" text:visited-style-name="Index_20_Link">6.3 The main menu looks strange: There are no images, no levels, customize does not work …</text:a><text:soft-page-break/><text:a xlink:type="simple" xlink:href="#__RefHeading__2152_1388890805" text:style-name="Index_20_Link" text:visited-style-name="Index_20_Link"><text:tab/>19</text:a></text:p>
          <text:p text:style-name="P46"><text:a xlink:type="simple" xlink:href="#__RefHeading__2156_1388890805" text:style-name="Index_20_Link" text:visited-style-name="Index_20_Link">6.4 Xy is misspelled.<text:tab/>19</text:a></text:p>
          <text:p text:style-name="P46"><text:a xlink:type="simple" xlink:href="#__RefHeading__2154_1388890805" text:style-name="Index_20_Link" text:visited-style-name="Index_20_Link">6.5 I have found a problem and have wishes. Where can I report them?<text:tab/>19</text:a></text:p>
          <text:p text:style-name="P45"><text:a xlink:type="simple" xlink:href="#__RefHeading__409_1135256193" text:style-name="Index_20_Link" text:visited-style-name="Index_20_Link">7 Final Notes<text:tab/>19</text:a></text:p>
        </text:index-body>
      </text:table-of-content>
      <text:p text:style-name="Standard"/>
      <text:h text:style-name="P85" text:outline-level="1"><text:bookmark-start text:name="__RefHeading__105_1100885560"/>Getting Started<office:annotation><dc:creator>Markus Brenneis</dc:creator><dc:date>2014-07-01T16:53:42</dc:date><text:p text:style-name="P87"><text:span text:style-name="T66">@all</text:span></text:p><text:p text:style-name="P87"><text:span text:style-name="T66">Do not use direct formatting, but styles (F11); create new styles if necessary.</text:span></text:p><text:p text:style-name="P87"><text:span text:style-name="T66">Überschrift 1 – 4</text:span></text:p><text:p text:style-name="P87"><text:span text:style-name="T66">Textkörper</text:span></text:p></office:annotation><text:bookmark-end text:name="__RefHeading__105_1100885560"/></text:h>
      <text:h text:style-name="Heading_20_2" text:outline-level="2"><text:bookmark-start text:name="__RefHeading__446_1100885560"/>Principle of the Game<text:bookmark-end text:name="__RefHeading__446_1100885560"/></text:h>
      <text:p text:style-name="P20"><text:span text:style-name="Proper_20_Name"><text:span text:style-name="T31">Charly in Madagascar</text:span></text:span> is a round based tactic shooter. <text:span text:style-name="T31">The</text:span> goal is to kill all enemies while surviv<text:span text:style-name="T31">ing</text:span> with at least one character. <text:span text:style-name="T23">You </text:span><text:span text:style-name="T25">have</text:span><text:span text:style-name="T23"> an arsenal of weapons and </text:span><text:span text:style-name="T26">tools</text:span><text:span text:style-name="T23"> to deal damage, </text:span><text:span text:style-name="T24">destroy terrain, heal and </text:span><text:a xlink:type="simple" xlink:href="#4.2.Items|outline">many more</text:a><text:span text:style-name="T24">.</text:span></text:p>
      <text:h text:style-name="Heading_20_2" text:outline-level="2"><text:bookmark-start text:name="__RefHeading__107_1100885560"/>Installation<text:bookmark-end text:name="__RefHeading__107_1100885560"/></text:h>
      <text:h text:style-name="P47" text:outline-level="3"><text:bookmark-start text:name="__RefHeading__1859_350679690"/>System Requirements<text:bookmark-end text:name="__RefHeading__1859_350679690"/></text:h>
      <text:p text:style-name="P12">Please make sure that the computer you want to run <text:span text:style-name="GUI_20_Text">Charly in Madagascar</text:span> on meets the following requirements:</text:p>
      <text:list xml:id="list6685553360013530090" text:style-name="L15">
        <text:list-item>
          <text:p text:style-name="P62">at least 10 MiB free hard disk space</text:p>
        </text:list-item>
        <text:list-item>
          <text:p text:style-name="P62">at least 512 MiB free main memory<text:span text:style-name="T64">f</text:span></text:p>
        </text:list-item>
        <text:list-item>
          <text:p text:style-name="P62">Java Runtime Environment <text:span text:style-name="T22">v</text:span>ersion 8 or later; use the software manager of your operating system or <text:span text:style-name="T31">visit</text:span> <text:a xlink:type="simple" xlink:href="http://www.oracle.com/technetwork/java/javase/downloads/jre8-downloads-2133155.html">http://java.com</text:a> to get the latest version.</text:p>
          <text:list>
            <text:list-item>
              <text:p text:style-name="P63">You can check if the right version of Java is installed by <text:span text:style-name="T12">executing </text:span><text:span text:style-name="User_20_Input"><text:span text:style-name="T12">java -version</text:span></text:span><text:span text:style-name="T12"> in a terminal application. You should see a line reading something like </text:span><text:span text:style-name="User_20_Input"><text:span text:style-name="T12">java version 1.</text:span></text:span><text:span text:style-name="User_20_Input"><text:span text:style-name="T63">8</text:span></text:span><text:span text:style-name="User_20_Input"><text:span text:style-name="T12">.0</text:span></text:span><text:span text:style-name="T12">.</text:span></text:p>
            </text:list-item>
            <text:list-item>
              <text:p text:style-name="P64">On Ubuntu-based system with an older version of Java, <text:span text:style-name="T12">you can </text:span>execute the following command <text:span text:style-name="T12">to get the latest version of Java:</text:span></text:p>
              <text:p text:style-name="P61"><text:span text:style-name="User_20_Input"><text:span text:style-name="T54">sudo add-apt-repository ppa:webupd8team/java &amp;&amp; sudo apt-get update &amp;&amp; sudo apt-get install oracle-java8-installer</text:span></text:span></text:p>
              <text:p text:style-name="P65">You have to say yes/agree to all steps of the installation process.</text:p>
            </text:list-item>
          </text:list>
        </text:list-item>
      </text:list>
      <text:p text:style-name="P32"><text:span text:style-name="Proper_20_Name">Charly in Madagascar</text:span> has been successfully testes on the following systems:</text:p>
      <text:list xml:id="list7591667114081918097" text:style-name="L16">
        <text:list-item>
          <text:p text:style-name="P66">Ubuntu 14.04 <text:span text:style-name="T62">(64 bit)</text:span> <text:span text:style-name="T62">[</text:span>it’s <text:a xlink:type="simple" xlink:href="http://en.wikipedia.org/wiki/Free_software">free</text:a>, <text:a xlink:type="simple" xlink:href="http://www.ubuntu.com/desktop">give it a try</text:a><text:span text:style-name="T62">]</text:span></text:p>
        </text:list-item>
        <text:list-item>
          <text:p text:style-name="P66"><text:span text:style-name="T62">Windows 7 (32 bit)</text:span><office:annotation><dc:creator>Markus Brenneis</dc:creator><dc:date>2014-07-08T16:40:18</dc:date><text:list text:style-name=""><text:list-item><text:p text:style-name="P88"><text:span text:style-name="T67">TODO</text:span></text:p></text:list-item></text:list></office:annotation></text:p>
        </text:list-item>
      </text:list>
      <text:p text:style-name="P34">If your system is not listed here, it does not mean that the game won’t work for you, but we cannot guarantee that it does, either.</text:p>
      <text:h text:style-name="P48" text:outline-level="3"><text:bookmark-start text:name="__RefHeading__2144_1388890805"/>Starting the Game<text:bookmark-end text:name="__RefHeading__2144_1388890805"/></text:h>
      <text:p text:style-name="P28">After downloading <text:span text:style-name="Proper_20_Name">Charly in Madagascar</text:span>, you have to extract the <text:span text:style-name="T62">archive</text:span> file to a place of your choice (usually by right-clicking on it and clicking on something like <text:span text:style-name="GUI_20_Text">Extract </text:span><text:span text:style-name="GUI_20_Text"><text:span text:style-name="T62">to folder</text:span></text:span>). Then open the new folder <text:span text:style-name="User_20_Input"><text:span text:style-name="T64">Charly_in_Madagascar</text:span></text:span> and (double) click on <text:span text:style-name="User_20_Input">Launch.sh</text:span> (Linux) or <text:span text:style-name="User_20_Input">Launch.bat</text:span> (Windows).</text:p>
      <text:p text:style-name="P37"><text:soft-page-break/><text:span text:style-name="T56">If you have trouble starting the game, have a look at the </text:span><text:a xlink:type="simple" xlink:href="#4.6.Frequently Asked Questions|outline"><text:span text:style-name="T56">Frequently Asked Questions</text:span></text:a><text:span text:style-name="T56">.</text:span></text:p>
      <text:h text:style-name="Heading_20_2" text:outline-level="2"><text:span text:style-name="T56">Playing</text:span> a Quick Game</text:h>
      <text:p text:style-name="P23"><draw:frame draw:style-name="fr1" draw:name="Rahmen8" text:anchor-type="paragraph" svg:width="17cm" draw:z-index="29"><draw:text-box fo:min-height="9.798cm"><text:p text:style-name="Figure"><draw:frame draw:style-name="fr7" draw:name="Bild4" text:anchor-type="paragraph" svg:width="17cm" style:rel-width="100%" svg:height="9.798cm" style:rel-height="scale" draw:z-index="30"><draw:image xlink:href="Pictures/10000201000003E20000023D8DEF90E9.png" xlink:type="simple" xlink:show="embed" xlink:actuate="onLoad"/></draw:frame>Figure <text:sequence text:ref-name="refFigure0" text:name="Figure" text:formula="ooow:Figure+1" style:num-format="1">1</text:sequence>: The start screen</text:p></draw:text-box></draw:frame>To <text:span text:style-name="T32">quickly </text:span>start a <text:span text:style-name="T32">new </text:span>game, click on <text:span text:style-name="GUI_20_Text">Start local game</text:span>.</text:p>
      <text:p text:style-name="Text_20_body">After cli<text:span text:style-name="T27">c</text:span>king on <text:span text:style-name="GUI_20_Text">Start local game</text:span>, you will get <text:span text:style-name="T53">to the </text:span><text:span text:style-name="GUI_20_Text"><text:span text:style-name="T53">Game settings screen</text:span></text:span>.</text:p>
      <text:p text:style-name="Text_20_body"><draw:frame draw:style-name="fr2" draw:name="Rahmen2" text:anchor-type="paragraph" svg:width="17cm" draw:z-index="27"><draw:text-box fo:min-height="5.703cm"><text:p text:style-name="Figure"><draw:frame draw:style-name="fr8" draw:name="Bild2" text:anchor-type="paragraph" svg:width="17cm" style:rel-width="100%" svg:height="5.703cm" style:rel-height="scale" draw:z-index="28"><draw:image xlink:href="Pictures/100002010000039000000132BA8599A1.png" xlink:type="simple" xlink:show="embed" xlink:actuate="onLoad"/></draw:frame>Figure <text:sequence text:ref-name="refFigure1" text:name="Figure" text:formula="ooow:Figure+1" style:num-format="1">2</text:sequence>: In the game settings, you can choose up to 4 teams to play with.</text:p></draw:text-box></draw:frame>You can choose <text:span text:style-name="T32">the</text:span> <text:a xlink:type="simple" xlink:href="#2.1.1.Team Creator|outline">team</text:a><text:a xlink:type="simple" xlink:href="#2.1.1.Team Creator|outline"><text:span text:style-name="T32">s</text:span></text:a> here, how <text:span text:style-name="T32">many</text:span> teams will play, and w<text:span text:style-name="T53">h</text:span>ich <text:a xlink:type="simple" xlink:href="#2.1.2.Game Style Creator|outline">style</text:a> will be played. Each style shows its properties right under its name. <text:span text:style-name="T53">When everything is as you want, click on </text:span><text:span text:style-name="GUI_20_Text"><text:span text:style-name="T53">Start!</text:span></text:span><text:span text:style-name="T53">.</text:span></text:p>
      <text:p text:style-name="Text_20_body"><draw:frame draw:style-name="fr1" draw:name="Rahmen16" text:anchor-type="paragraph" svg:width="17cm" draw:z-index="31"><draw:text-box fo:min-height="9.793cm"><text:p text:style-name="Figure"><draw:frame draw:style-name="fr7" draw:name="Bild1" text:anchor-type="paragraph" svg:width="17cm" style:rel-width="100%" svg:height="9.793cm" style:rel-height="scale" draw:z-index="32"><draw:image xlink:href="Pictures/10000201000003E10000023C48EC038B.png" xlink:type="simple" xlink:show="embed" xlink:actuate="onLoad"/></draw:frame>Figure <text:sequence text:ref-name="refFigure2" text:name="Figure" text:formula="ooow:Figure+1" style:num-format="1">3</text:sequence>: The level where the figures will have a nice time.</text:p></draw:text-box></draw:frame><text:soft-page-break/>Now you see the game board on <text:span text:style-name="T32">which</text:span> the game takes place. <text:span text:style-name="T43">You can change the displayed part of the level by panning it with the mouse. </text:span>Each team is <text:span text:style-name="T32">distinguished</text:span> by name and color. There are also two different styles: Penguin<text:span text:style-name="T32">s</text:span> and Unicorn<text:span text:style-name="T32">s</text:span>.</text:p>
      <text:p text:style-name="Text_20_body">To move <text:span text:style-name="T32">around</text:span>, use <text:span text:style-name="T32">the arrow keys on the keyboard.</text:span></text:p>
      <text:p text:style-name="Text_20_body">Now let's see how to deal damage.</text:p>
      <text:p text:style-name="Text_20_body"><draw:frame draw:style-name="fr2" draw:name="Rahmen17" text:anchor-type="paragraph" svg:width="17cm" draw:z-index="33"><draw:text-box fo:min-height="8.996cm"><text:p text:style-name="Figure"><draw:frame draw:style-name="fr7" draw:name="Bild13" text:anchor-type="paragraph" svg:width="17cm" style:rel-width="100%" svg:height="8.996cm" style:rel-height="scale" draw:z-index="34"><draw:image xlink:href="Pictures/10000201000003AD000001F24B32677A.png" xlink:type="simple" xlink:show="embed" xlink:actuate="onLoad"/></draw:frame>Figure <text:sequence text:ref-name="refFigure3" text:name="Figure" text:formula="ooow:Figure+1" style:num-format="1">4</text:sequence>: Mango is trying to hit Arya.<office:annotation><dc:creator>Markus Brenneis</dc:creator><dc:date>2014-07-08T00:58:26</dc:date><text:list text:continue-numbering="true" text:style-name=""><text:list-item><text:p text:style-name="P88"><text:span text:style-name="T67">Remove weapon display</text:span></text:p></text:list-item></text:list></office:annotation></text:p></draw:text-box></draw:frame></text:p>
      <text:p text:style-name="P41"><text:span text:style-name="T32">At first, you have to choose a </text:span><text:a xlink:type="simple" xlink:href="#4.2.Items|outline"><text:span text:style-name="T32">weapon or tool</text:span></text:a><text:span text:style-name="T32"> by pressing a number from 1 to 9, and aim with the now appearing cross hair.</text:span></text:p>
      <text:p text:style-name="P27">In <text:span text:style-name="T55">figure </text:span><text:span text:style-name="T55"><text:sequence-ref text:reference-format="value" text:ref-name="refFigure3">4</text:sequence-ref></text:span><text:span text:style-name="T55">, </text:span>you see <text:span text:style-name="T29">a</text:span> red dot. <text:span text:style-name="T32">That’s</text:span> a projectile shot by <text:span text:style-name="T27">Arya</text:span>, <text:span text:style-name="T28">whose name is framed because it’s her turn,</text:span> at <text:span text:style-name="T27">Mango</text:span>. <text:span text:style-name="T29">After being hit by it, Mango gets some damage, which depends on the weapon Arya has chosen, and (if you destroy the terrain under him) by falling on the ground or maybe by touching water. (Remember: Water and lava is very bad to you, so avoid it!) Also note that the wind influences every movement. The current wind force and direction is indicated in the top right corner.</text:span></text:p>
      <text:p text:style-name="P24">So this is your goal: <text:span text:style-name="T30">Shoot your enemies, stay alive.</text:span></text:p>
      <text:p text:style-name="Text_20_body">Either you hit or you miss, maybe hit your own but after your projectile hi<text:span text:style-name="T33">t</text:span>s <text:span text:style-name="T33">some</text:span>thing, your turn is over and the next team<text:span text:style-name="T33">’</text:span>s turn starts.</text:p>
      <text:h text:style-name="P85" text:outline-level="1"><draw:frame draw:style-name="fr3" draw:name="Rahmen3" text:anchor-type="paragraph" svg:x="12.661cm" svg:y="0.399cm" svg:width="4.785cm" draw:z-index="5"><draw:text-box fo:min-height="4.008cm"><text:p text:style-name="Figure"><draw:frame draw:style-name="fr7" draw:name="Bild6" text:anchor-type="paragraph" svg:width="4.785cm" style:rel-width="100%" svg:height="4.009cm" style:rel-height="scale" draw:z-index="6"><draw:image xlink:href="Pictures/10000000000000CB000000AA0CE1B5EC.png" xlink:type="simple" xlink:show="embed" xlink:actuate="onLoad"/></draw:frame>Figure <text:sequence text:ref-name="refFigure4" text:name="Figure" text:formula="ooow:Figure+1" style:num-format="1">5</text:sequence>: Clicking X <text:span text:style-name="T5">will remove a team, by clicking on the name you can edit it.</text:span></text:p></draw:text-box></draw:frame><text:bookmark-start text:name="__RefHeading__450_1100885560"/>Customizing<text:bookmark-end text:name="__RefHeading__450_1100885560"/></text:h>
      <text:h text:style-name="Heading_20_2" text:outline-level="2"><text:bookmark-start text:name="__RefHeading__452_1100885560"/>Customize<text:bookmark-end text:name="__RefHeading__452_1100885560"/></text:h>
      <text:p text:style-name="P3">When you want to play a game you have to choose a game style and a team for each player. In the <text:span text:style-name="GUI_20_Text">Customize</text:span> section you can create your own teams and styles and even draw own levels. All creations and default teams etc. are listed and can be edited or removed.</text:p>
      <text:h text:style-name="P49" text:outline-level="3"><text:bookmark-start text:name="__RefHeading__4079_1200606051"/>Team <text:span text:style-name="T9">C</text:span>reator<text:bookmark-end text:name="__RefHeading__4079_1200606051"/></text:h>
      <text:p text:style-name="P3">To create your own team click <text:span text:style-name="GUI_20_Text">Create new team</text:span> in the upper menu. You can now choose several settings:</text:p>
      <text:list xml:id="list5000643751959618198" text:style-name="L17">
        <text:list-item>
          <text:p text:style-name="P67">Team name: Enter the name you want for the team. This name will be shown in the lists later on, so choose a remarkable one.</text:p>
        </text:list-item>
        <text:list-item>
          <text:p text:style-name="P67">Figure <text:span text:style-name="T3">names</text:span>: Every figure of your team can have a name that will be shown above it <text:span text:style-name="T34">during</text:span> the game.</text:p>
        </text:list-item>
        <text:list-item>
          <text:p text:style-name="P67">Team color: <text:span text:style-name="T3">In-game the information about your figures will be shown in this color. </text:span></text:p>
        </text:list-item>
        <text:list-item>
          <text:p text:style-name="P68">Figure: Your figures can either be penguins or unicorns. <text:span text:style-name="T34">See </text:span><text:a xlink:type="simple" xlink:href="#4.4.2.Digitation|outline"><text:span text:style-name="T34">Digitation</text:span></text:a><text:span text:style-name="T34"> for more information about their differences.</text:span></text:p>
        </text:list-item>
      </text:list>
      <text:p text:style-name="P4">As soon as you <text:span text:style-name="T10">a</text:span>re satisfied with all settings, you can click <text:span text:style-name="GUI_20_Text">Save</text:span>. The new team will appear in the list and can be chosen for every game now. </text:p>
      <text:h text:style-name="P50" text:outline-level="3"><text:bookmark-start text:name="__RefHeading__4081_1200606051"/>Game <text:span text:style-name="T9">S</text:span>tyle <text:span text:style-name="T9">C</text:span>reator<text:bookmark-end text:name="__RefHeading__4081_1200606051"/></text:h>
      <text:p text:style-name="P4">A game style contains basic settings that affect every team and the game itself. So for one game you can only choose one game style, but you can create as many as you want <text:span text:style-name="T10">under </text:span><text:span text:style-name="GUI_20_Text"><text:span text:style-name="T10">Create new game style</text:span></text:span>. You can choose: </text:p>
      <text:list xml:id="list8392167040356657003" text:style-name="L18">
        <text:list-item>
          <text:p text:style-name="P69">Style <text:span text:style-name="T35">n</text:span>ame: Same as for the team name, <text:span text:style-name="T2">w</text:span>ill be shown in the lists later on.</text:p>
        </text:list-item>
        <text:list-item>
          <text:p text:style-name="P69"><draw:frame draw:style-name="fr3" draw:name="Rahmen4" text:anchor-type="paragraph" svg:x="11.843cm" svg:y="0.076cm" svg:width="5.484cm" draw:z-index="3"><draw:text-box fo:min-height="5.038cm"><text:p text:style-name="Figure"><draw:frame draw:style-name="fr7" draw:name="Bild16" text:anchor-type="paragraph" svg:width="5.484cm" style:rel-width="100%" svg:height="5.038cm" style:rel-height="scale" draw:z-index="4"><draw:image xlink:href="Pictures/10000000000001330000011A0C1A70D8.png" xlink:type="simple" xlink:show="embed" xlink:actuate="onLoad"/></draw:frame>Figure <text:sequence text:ref-name="refFigure5" text:name="Figure" text:formula="ooow:Figure+1" style:num-format="1">6</text:sequence>: With the slider next to each item-name you can set the quantity of this particular item.</text:p></draw:text-box></draw:frame>Team size: The number of figures per team.</text:p>
        </text:list-item>
        <text:list-item>
          <text:p text:style-name="P69"><text:span text:style-name="T2">Level: </text:span>The level you want to play. </text:p>
        </text:list-item>
        <text:list-item>
          <text:p text:style-name="P69"><text:span text:style-name="T4">When c</text:span>licking <text:span text:style-name="GUI_20_Text">Change items</text:span>, <text:span text:style-name="T4">a</text:span> list of items <text:span text:style-name="T4">that the game contains will appear. You can now set how many of an item each team should have. Unselecting an item will set the number to 0. </text:span></text:p>
        </text:list-item>
      </text:list>
      <text:p text:style-name="P2">Clicking <text:span text:style-name="GUI_20_Text">Save</text:span> will save the game style.</text:p>
      <text:p text:style-name="P2"/>
      <text:p text:style-name="P2"/>
      <text:h text:style-name="Heading_20_3" text:outline-level="3"><text:bookmark-start text:name="__RefHeading__454_1100885560"/><text:soft-page-break/>Level Editor<text:bookmark-end text:name="__RefHeading__454_1100885560"/></text:h>
      <text:p text:style-name="P2">As described before, you can choose a level when creating a game style. <text:span text:style-name="T2">Along w</text:span>ith this game you get a few <text:span text:style-name="T35">default </text:span>levels, but you can also draw your own ones with the level editor <text:span text:style-name="T35">by clicking </text:span><text:span text:style-name="GUI_20_Text"><text:span text:style-name="T35">Create new map</text:span></text:span><text:span text:style-name="GUI_20_Text"><text:span text:style-name="T35"><office:annotation><dc:creator>Markus Brenneis</dc:creator><dc:date>2014-07-07T22:44:11</dc:date><text:list text:style-name=""><text:list-item><text:p text:style-name="P88"><text:span text:style-name="T67">Level?</text:span></text:p></text:list-item></text:list></office:annotation></text:span></text:span><text:span text:style-name="T35"> under </text:span><text:span text:style-name="GUI_20_Text"><text:span text:style-name="T35">Customize</text:span></text:span><text:span text:style-name="T35">.</text:span></text:p>
      <text:p text:style-name="Text_20_body"><draw:frame draw:style-name="fr2" draw:name="Rahmen9" text:anchor-type="paragraph" svg:width="17cm" draw:z-index="13"><draw:text-box fo:min-height="10.199cm"><text:p text:style-name="Figure"><draw:frame draw:style-name="fr7" draw:name="Bild7" text:anchor-type="paragraph" svg:width="17cm" style:rel-width="100%" svg:height="10.199cm" style:rel-height="scale" draw:z-index="14"><draw:image xlink:href="Pictures/10000201000003E800000258A2B313CE.png" xlink:type="simple" xlink:show="embed" xlink:actuate="onLoad"/></draw:frame>Figure <text:sequence text:ref-name="refFigure6" text:name="Figure" text:formula="ooow:Figure+1" style:num-format="1">7</text:sequence>: The level editor</text:p></draw:text-box></draw:frame></text:p>
      <text:h text:style-name="P57" text:outline-level="4"><text:bookmark-start text:name="__RefHeading__4083_1200606051"/>External settings<text:bookmark-end text:name="__RefHeading__4083_1200606051"/></text:h>
      <text:p text:style-name="P5">Before drawing the level you can take care of the settings <text:span text:style-name="Cirecled_20_Number">①</text:span><text:span text:style-name="T35"> </text:span>at the top. <text:span text:style-name="T6">You can choose the background music that will be played while playing the level, as well as the background image. Choosing another one will also change it in the editor. On the right, you can enter a name for your level by which you can identify it afterwards.</text:span> Choosing lava as liquid will place lava in the bottom of the level, otherwise there will be water. </text:p>
      <text:h text:style-name="P57" text:outline-level="4"><text:bookmark-start text:name="__RefHeading__456_1100885560"/>Drawing a <text:span text:style-name="T6">level</text:span><text:bookmark-end text:name="__RefHeading__456_1100885560"/></text:h>
      <text:p text:style-name="P17">Now to the important part: The drawing of the level itself. The area to draw <text:span text:style-name="Cirecled_20_Number">②</text:span> in is the field on the left displaying the currently chosen background image. Clicking or dragging the mouse in here will place one or more new terrain blocks. You can change the terrain <text:span text:style-name="T7">you want to place</text:span> <text:span text:style-name="T7">by </text:span>clicking one of the buttons <text:span text:style-name="Cirecled_20_Number">③</text:span><text:span text:style-name="T36"> on the right </text:span>containing the image of the block that will be placed. When you move over one of these buttons with the mouse, the name of the terrain will be shown underneath. <text:span text:style-name="T7">You can also change the width of the brush </text:span><text:span text:style-name="Cirecled_20_Number">④</text:span><text:span text:style-name="T7"> so that drawing a whole level is faster.</text:span></text:p>
      <text:p text:style-name="P6">In case you want to remove parts of the level again, you can choose the eraser <text:span text:style-name="Cirecled_20_Number">⑤</text:span> and use it just as the normal terrain brush. </text:p>
      <text:p text:style-name="P6"><text:soft-page-break/>To make your level playable, you have to add spawn points <text:span text:style-name="Cirecled_20_Number">⑥</text:span>. These are the positions that the figures will start at in the game, which means that you need one spawn point per figure. The maximum of figures per game is limited to 24, so to make the level playable at all conditions you should add 24 spawn points <text:span text:style-name="T36">(if you try to play with a level which does not have enough spawn points, the game will silently return to the main menu)</text:span>. You should not put them in the middle <text:span text:style-name="T36">or directly on top </text:span>of the terrain <text:span text:style-name="T36">(leave one block free under and next to a spawn point)</text:span>, because a figure spawning surrounded by blocks w<text:span text:style-name="T8">ill not</text:span> be able to move. <text:span text:style-name="T8">You also should not place them too far up in the air as they will fall down to the ground in the beginning of the game and might get fall damage.</text:span></text:p>
      <text:p text:style-name="P7">Clicking the <text:span text:style-name="GUI_20_Text">Reset</text:span> <text:span text:style-name="T36">b</text:span>utton <text:span text:style-name="Cirecled_20_Number">⑦</text:span><text:span text:style-name="T36"> </text:span>will set the level back to the point where you started. If you <text:span text:style-name="T36">are</text:span> creating an all new map, the drawing area <text:span text:style-name="T36">will</text:span> be empty again; if you <text:span text:style-name="T36">edit</text:span> an existing map, it <text:span text:style-name="T36">will be</text:span> set back to the last saved status. </text:p>
      <text:p text:style-name="P8">When you are finished you can click the <text:span text:style-name="GUI_20_Text">Save</text:span> <text:span text:style-name="T36">b</text:span>utton <text:span text:style-name="Cirecled_20_Number">⑧</text:span> and your level will be saved. <text:span text:style-name="T65">Create new </text:span><text:a xlink:type="simple" xlink:href="#2.1.2.Game Style Creator|outline"><text:span text:style-name="T65">game style</text:span></text:a><text:span text:style-name="T65"> or edit an existing one to play the new level.</text:span></text:p>
      <text:h text:style-name="Heading_20_2" text:outline-level="2"><text:bookmark-start text:name="__RefHeading__458_1100885560"/>Settings<text:bookmark-end text:name="__RefHeading__458_1100885560"/></text:h>
      <text:p text:style-name="P9">There are also some settings or options which you can set independent of the game style. To change these you have to choose <text:span text:style-name="GUI_20_Text">Options</text:span> in the main menu. You can make the following adjustments:<office:annotation><dc:creator>Markus Brenneis</dc:creator><dc:date>2014-07-08T00:05:06</dc:date><text:list text:continue-numbering="true" text:style-name=""><text:list-item><text:p text:style-name="P88"><text:span text:style-name="T67">Add screenshot of default settings</text:span></text:p></text:list-item></text:list></office:annotation></text:p>
      <text:list xml:id="list3130971132398515024" text:style-name="L19">
        <text:list-item>
          <text:p text:style-name="P70">Volume of the sound, where there<text:span text:style-name="T37">’</text:span>s a distinction between background music and context-sensitive sound effects <text:span text:style-name="T37">like weapon sounds</text:span>.</text:p>
        </text:list-item>
        <text:list-item>
          <text:p text:style-name="P70">Rounds till <text:a xlink:type="simple" xlink:href="#4.5.Sudden Death|outline">sudden death</text:a>: Here you can enter the number of rounds to be played before sudden death happens. You can set it to any positive number and even 0 if you want to play a really short game and die early.<office:annotation><dc:creator>Markus Brenneis</dc:creator><dc:date>2014-07-07T23:09:15</dc:date><text:list text:style-name=""><text:list-item><text:p text:style-name="P88"><text:span text:style-name="T67">TODO</text:span></text:p></text:list-item></text:list></office:annotation></text:p>
        </text:list-item>
        <text:list-item>
          <text:p text:style-name="P70">Wind force: <text:span text:style-name="T10">Y</text:span>ou can choose between four wind forces: <text:span text:style-name="T10">Off, Easy, Normal and Hard. Off means no wind at all, hard means hurricane which makes it more difficult to aim. The default value is normal.</text:span></text:p>
        </text:list-item>
        <text:list-item>
          <text:p text:style-name="P71">Time per turn: Here you can enter the time in seconds after which a turn is over. That prevents douche bags from protracting their move. Warning: Not working yet.<office:annotation><dc:creator>Markus Brenneis</dc:creator><dc:date>2014-07-07T23:09:12</dc:date><text:list text:continue-numbering="true" text:style-name=""><text:list-item><text:p text:style-name="P88"><text:span text:style-name="T67">TODO</text:span></text:p></text:list-item></text:list></office:annotation></text:p>
        </text:list-item>
        <text:list-item>
          <text:p text:style-name="P71">For handling fall damage you can choose between two possibilities: You either just get damage and continue your turn or your turn is over after you got fall damage.<office:annotation><dc:creator>Markus Brenneis</dc:creator><dc:date>2014-07-07T23:09:27</dc:date><text:list text:continue-numbering="true" text:style-name=""><text:list-item><text:p text:style-name="P88"><text:span text:style-name="T67">TODO</text:span></text:p></text:list-item></text:list></office:annotation></text:p>
        </text:list-item>
      </text:list>
      <text:p text:style-name="P10">When clicking <text:span text:style-name="GUI_20_Text">Close</text:span>, these settings will be saved and applied.</text:p>
      <text:h text:style-name="P86" text:outline-level="1"><text:bookmark-start text:name="__RefHeading__460_1100885560"/>Playing Online<text:bookmark-end text:name="__RefHeading__460_1100885560"/></text:h>
      <text:p text:style-name="Text_20_body">Playing <text:span text:style-name="Proper_20_Name">Charly in Madagascar</text:span> is even more fun when playing with your friends over the Internet. In order to do so, one of you must host a game. The host of the game will choose the game settings like game style and wind force, can change any team’s settings, remove teams, and disconnect users. The other players must join the hosted game.</text:p>
      <text:h text:style-name="Heading_20_2" text:outline-level="2"><text:bookmark-start text:name="__RefHeading__387_1135256193"/>The Host<text:bookmark-end text:name="__RefHeading__387_1135256193"/></text:h>
      <text:h text:style-name="Heading_20_3" text:outline-level="3"><text:bookmark-start text:name="__RefHeading__389_1135256193"/>Hosting a Game<text:bookmark-end text:name="__RefHeading__389_1135256193"/></text:h>
      <text:list xml:id="list6133863165022696408" text:style-name="L20">
        <text:list-item>
          <text:p text:style-name="P72">On the start screen, click on <text:span text:style-name="GUI_20_Text">Start </text:span><text:span text:style-name="GUI_20_Text"><text:span text:style-name="T38">n</text:span></text:span><text:span text:style-name="GUI_20_Text">etwork </text:span><text:span text:style-name="GUI_20_Text"><text:span text:style-name="T38">g</text:span></text:span><text:span text:style-name="GUI_20_Text">ame</text:span>.</text:p>
        </text:list-item>
        <text:list-item>
          <text:p text:style-name="P72">Enter your name in the first text field.</text:p>
        </text:list-item>
        <text:list-item>
          <text:p text:style-name="P72">Click on <text:span text:style-name="GUI_20_Text">Host a game</text:span>.</text:p>
        </text:list-item>
        <text:list-item>
          <text:p text:style-name="P72">Now you see the <text:a xlink:type="simple" xlink:href="#3.2.2.Lobby|outline">lobby</text:a>, where you can change the game settings, remove team, and chat with the other players.</text:p>
        </text:list-item>
        <text:list-item>
          <text:p text:style-name="P72">When all players have indicated that they are ready, you can click on <text:span text:style-name="GUI_20_Text">Start</text:span> in the top right corner.</text:p>
        </text:list-item>
      </text:list>
      <text:p text:style-name="Text_20_body">The players which want to connect need your IP address. The IP address is used to identify and find your computer in the Internet. <text:span text:style-name="T13">The </text:span><text:span text:style-name="GUI_20_Text"><text:span text:style-name="T13">Start network game</text:span></text:span><text:span text:style-name="T13"> dialog displays your IP address(es) in the local network, which you can use e.g. when playing with friends at home. </text:span>You might find your <text:span text:style-name="T13">public </text:span>IP address, <text:span text:style-name="T14">which you need when playing over the Internet,</text:span> in the network manager of your operating system, the settings of your router, or by visiting websites like <text:a xlink:type="simple" xlink:href="http://myipaddress.com/">http://myipaddress.com</text:a>.</text:p>
      <text:p text:style-name="Text_20_body">If the client are not able to connect with <text:span text:style-name="T38">you</text:span>, a firewall might be blocking the connections. Make sure that connections on port 61421 or not blocked by your operating system or router; it might be necessary to enable port-forwarding in the settings of your router. Please refer to the manual of your operating system or router.</text:p>
      <text:h text:style-name="Heading_20_3" text:outline-level="3"><text:bookmark-start text:name="__RefHeading__391_1135256193"/>Lobby<text:bookmark-end text:name="__RefHeading__391_1135256193"/></text:h>
      <text:p text:style-name="P13">The lobby is the place where all players can see who is connected with the network game, which game style and level will be playe<text:span text:style-name="T19">d</text:span>, <text:span text:style-name="T19">and </text:span>which teams are chosen by the players. As the host, you can edit all settings.</text:p>
      <text:p text:style-name="P14">In the section <text:span text:style-name="GUI_20_Text">General Settings</text:span> <text:span text:style-name="Cirecled_20_Number">①</text:span>, you can choose one from the available game styles and levels, set how many <text:span text:style-name="T16">figures</text:span> there are in each team <text:span text:style-name="T42">(overwriting the style’s default)</text:span>, and how many teams there are at maximum, ther<text:span text:style-name="T16">e</text:span>by limiting the number of players who can connect. <text:span text:style-name="T17">In the top right corner </text:span><text:span text:style-name="Cirecled_20_Number">②</text:span><text:span text:style-name="T17">, there is the list of connected spectators and players, along with the information in which team they are.</text:span></text:p>
      <text:p text:style-name="P15">The <text:span text:style-name="GUI_20_Text">Teams</text:span> section <text:span text:style-name="Cirecled_20_Number">③</text:span> shows which team style has been chosen for the teams, and whether the player clicked on their Ready button. When all players are ready, the game can be started by click<text:soft-page-break/>ing on <text:span text:style-name="GUI_20_Text">Start</text:span> <text:span text:style-name="Cirecled_20_Number">④</text:span>. Note that a <text:span text:style-name="T18">game</text:span> cannot be started two teams have chosen the same team; the host then has to change the team style. <text:span text:style-name="T19">You can also remove a team by clicking on the red </text:span><text:span text:style-name="GUI_20_Text"><text:span text:style-name="T19">x</text:span></text:span><text:span text:style-name="T19"> next to it.</text:span></text:p>
      <text:p text:style-name="P15">The chat <text:span text:style-name="Cirecled_20_Number">⑤</text:span> is explained <text:a xlink:type="simple" xlink:href="#3.3.Chat|outline">below</text:a>.</text:p>
      <text:p text:style-name="Text_20_body"><draw:frame draw:style-name="fr2" draw:name="Rahmen5" text:anchor-type="paragraph" svg:width="17cm" draw:z-index="7"><draw:text-box fo:min-height="9.818cm"><text:p text:style-name="Figure"><draw:frame draw:style-name="fr7" draw:name="Bild17" text:anchor-type="paragraph" svg:width="17cm" style:rel-width="100%" svg:height="9.818cm" style:rel-height="scale" draw:z-index="8"><draw:image xlink:href="Pictures/10000201000003E00000023DCA6C0CCE.png" xlink:type="simple" xlink:show="embed" xlink:actuate="onLoad"/></draw:frame>Figure <text:sequence text:ref-name="refFigure7" text:name="Figure" text:formula="ooow:Figure+1" style:num-format="1">8</text:sequence>: The lobby from the host’s point of view. All settings can be changed.</text:p></draw:text-box></draw:frame></text:p>
      <text:h text:style-name="Heading_20_2" text:outline-level="2"><text:bookmark-start text:name="__RefHeading__393_1135256193"/>Other Players <text:span text:style-name="T39">and Spectators</text:span><text:bookmark-end text:name="__RefHeading__393_1135256193"/></text:h>
      <text:h text:style-name="Heading_20_3" text:outline-level="3"><text:bookmark-start text:name="__RefHeading__395_1135256193"/>Connecting with a Network Game<text:bookmark-end text:name="__RefHeading__395_1135256193"/></text:h>
      <text:list xml:id="list6495660303723221110" text:style-name="L21">
        <text:list-item>
          <text:p text:style-name="P73">Click on <text:span text:style-name="GUI_20_Text">Start </text:span><text:span text:style-name="GUI_20_Text"><text:span text:style-name="T39">n</text:span></text:span><text:span text:style-name="GUI_20_Text">etwork </text:span><text:span text:style-name="GUI_20_Text"><text:span text:style-name="T39">g</text:span></text:span><text:span text:style-name="GUI_20_Text">ame</text:span>.</text:p>
        </text:list-item>
        <text:list-item>
          <text:p text:style-name="P73">Enter your name in the first text field.</text:p>
        </text:list-item>
        <text:list-item>
          <text:p text:style-name="P73">Enter the IP address the host told you in the other field.</text:p>
        </text:list-item>
        <text:list-item>
          <text:p text:style-name="P73">Click on <text:span text:style-name="GUI_20_Text">Join a game</text:span>.</text:p>
        </text:list-item>
        <text:list-item>
          <text:p text:style-name="P73">Depending on the current state of the game, you see the lobby or the running game.</text:p>
        </text:list-item>
      </text:list>
      <text:p text:style-name="Text_20_body">You are now in the spectator mode <text:span text:style-name="T39">and will be able to watch the game the other players will play</text:span>. To join the game with a new team, continue with these steps:</text:p>
      <text:list xml:id="list160018664131270" text:continue-numbering="true" text:style-name="L21">
        <text:list-item>
          <text:p text:style-name="P73">If you are in the lobby, you can uncheck <text:span text:style-name="GUI_20_Text">Spectator</text:span> in the top right corner. (If the maximum number of teams set by the host is reached, you will become a spectator again.)</text:p>
        </text:list-item>
        <text:list-item>
          <text:p text:style-name="P73">When you are ready with choosing your team’s settings, click on <text:span text:style-name="GUI_20_Text">Read</text:span> in the top right corner.</text:p>
        </text:list-item>
      </text:list>
      <text:h text:style-name="P51" text:outline-level="3"><text:bookmark-start text:name="__RefHeading__1861_350679690"/><text:soft-page-break/>Lobby<text:bookmark-end text:name="__RefHeading__1861_350679690"/></text:h>
      <text:p text:style-name="P14"><draw:frame draw:style-name="fr2" draw:name="Rahmen6" text:anchor-type="paragraph" svg:width="17cm" draw:z-index="9"><draw:text-box fo:min-height="9.818cm"><text:p text:style-name="Figure"><draw:frame draw:style-name="fr7" draw:name="Bild18" text:anchor-type="paragraph" svg:width="17cm" style:rel-width="100%" svg:height="9.818cm" style:rel-height="scale" draw:z-index="10"><draw:image xlink:href="Pictures/10000201000003E00000023D44E647E5.png" xlink:type="simple" xlink:show="embed" xlink:actuate="onLoad"/></draw:frame>Figure <text:sequence text:ref-name="refFigure8" text:name="Figure" text:formula="ooow:Figure+1" style:num-format="1">9</text:sequence>: The Lobby from a <text:span text:style-name="T15">player’s</text:span> point of view. Spectators and players can only edit their own settings.</text:p></draw:text-box></draw:frame>The lobby is the place where all players can see who is connected with the network game, which game style and level will be played, and which teams are chosen by the players.</text:p>
      <text:p text:style-name="P18">After joining a game, the only thing that can be done is using the <text:a xlink:type="simple" xlink:href="#3.3.Chat|outline">chat</text:a> <text:span text:style-name="Cirecled_20_Number">⑤</text:span> and unchecking <text:span text:style-name="GUI_20_Text"><text:span text:style-name="T20">Spectator </text:span></text:span><text:span text:style-name="Cirecled_20_Number">②</text:span>. When doing so, a new team will be created for you, unless the maximum number of teams set by the host is reached.</text:p>
      <text:p text:style-name="P16"><text:span text:style-name="T19">When you have a team, you can change its settings in the</text:span> <text:span text:style-name="GUI_20_Text">Teams</text:span> section <text:span text:style-name="Cirecled_20_Number">③</text:span>. When <text:span text:style-name="T19">you have finished choosing your team style, click on </text:span><text:span text:style-name="GUI_20_Text"><text:span text:style-name="T20">Ready</text:span></text:span> <text:span text:style-name="Cirecled_20_Number">④</text:span> <text:span text:style-name="T20">to indicate this to all other players; only when all players clicked on </text:span><text:span text:style-name="GUI_20_Text"><text:span text:style-name="T20">Ready</text:span></text:span><text:span text:style-name="T20">, the game can be started by the host. All other settings in the lobby can only be changed by the host; note that the host can also change the settings of your team.</text:span></text:p>
      <text:h text:style-name="Heading_20_2" text:outline-level="2"><draw:frame draw:style-name="fr3" draw:name="Rahmen7" text:anchor-type="paragraph" svg:x="10.338cm" svg:y="0.198cm" svg:width="6.743cm" draw:z-index="11"><draw:text-box fo:min-height="5.147cm"><text:p text:style-name="Figure"><draw:frame draw:style-name="fr7" draw:name="Bild19" text:anchor-type="paragraph" svg:width="6.743cm" style:rel-width="100%" svg:height="5.147cm" style:rel-height="scale" draw:z-index="12"><draw:image xlink:href="Pictures/1000000000000130000000E8FA0FF2A1.png" xlink:type="simple" xlink:show="embed" xlink:actuate="onLoad"/></draw:frame>Figure <text:sequence text:ref-name="refFigure9" text:name="Figure" text:formula="ooow:Figure+1" style:num-format="1">10</text:sequence>: In-game chat after showing help, exchanging some messages, and renaming Heinz to Hans.</text:p></draw:text-box></draw:frame><text:bookmark-start text:name="__RefHeading__397_1135256193"/>Chat<text:bookmark-end text:name="__RefHeading__397_1135256193"/></text:h>
      <text:p text:style-name="Text_20_body">During a network game and in the lobby, you can exchange messages with the other players and spectators. In the lobby, the chat window is situated in the bottom right corner; during the game, you can open the chat by pressing <text:span text:style-name="Key">C</text:span>, end close it by entering <text:span text:style-name="User_20_Input">c</text:span> end pressing <text:span text:style-name="Key">ENTER</text:span>.</text:p>
      <text:h text:style-name="Heading_20_3" text:outline-level="3"><text:bookmark-start text:name="__RefHeading__399_1135256193"/>Writing Messages<text:bookmark-end text:name="__RefHeading__399_1135256193"/></text:h>
      <text:p text:style-name="P19">The chat window consists of two parts: The upper, bigger part <text:span text:style-name="Cirecled_20_Number">① </text:span>shows the sent and received messages; the smaller <text:soft-page-break/>text field <text:span text:style-name="Cirecled_20_Number">②</text:span> is used to enter messages, which are sent by pressing <text:span text:style-name="Key">ENTER</text:span>. <text:span text:style-name="T40">If you see your message in the upper part, delivery was successful.</text:span></text:p>
      <text:h text:style-name="Heading_20_3" text:outline-level="3"><text:bookmark-start text:name="__RefHeading__401_1135256193"/>Chat Commands<text:bookmark-end text:name="__RefHeading__401_1135256193"/></text:h>
      <text:p text:style-name="Text_20_body">The chat can be used to execute a number of commands, like removing teams and players <text:span text:style-name="T21">(can only be done by the hist)</text:span>, or renaming a player. Enter <text:span text:style-name="User_20_Input">/help</text:span> end press <text:span text:style-name="Key">ENTER</text:span> in the chat to see the list of available commands and their explanation.<office:annotation><dc:creator>Markus Brenneis</dc:creator><dc:date>2014-07-07T23:48:08</dc:date><text:list text:style-name=""><text:list-item><text:p text:style-name="P88"><text:span text:style-name="T67">Replce /help with command overview and explain command in reference section?</text:span></text:p></text:list-item></text:list></office:annotation></text:p>
      <text:h text:style-name="Heading_20_2" text:outline-level="2"><text:bookmark-start text:name="__RefHeading__403_1135256193"/>Special Use Cases<text:bookmark-end text:name="__RefHeading__403_1135256193"/></text:h>
      <text:h text:style-name="Heading_20_3" text:outline-level="3"><text:bookmark-start text:name="__RefHeading__405_1135256193"/>Connecting via LAN<text:bookmark-end text:name="__RefHeading__405_1135256193"/></text:h>
      <text:p text:style-name="P11">If you’re sitting right next to your friend, you can connect your computers directly using a patch cable. (NB: In the past, it was necessary to use a so called crossover cable; modern computers do not have this requirement.)</text:p>
      <text:p text:style-name="P11">When connecting two computers directly, they usually do not get an IP address automatically, but you have to set it up manually. Here’s a rough description of this process, which differs from operating system to operating system; please refer to your operating system’s manual for details.</text:p>
      <text:list xml:id="list2324277508904272545" text:style-name="L22">
        <text:list-item>
          <text:p text:style-name="P74">Open the tool of your operating system for creating new network connections (connection editor or the like).</text:p>
        </text:list-item>
        <text:list-item>
          <text:p text:style-name="P74">Create a new cable connection.</text:p>
        </text:list-item>
        <text:list-item>
          <text:p text:style-name="P74">Set <text:span text:style-name="GUI_20_Text">cloned mac address</text:span> to the hardware address of your network card (<text:span text:style-name="T11">you might get this information from commands like </text:span><text:span text:style-name="User_20_Input">ifconfig</text:span>, <text:span text:style-name="T11">in the</text:span> section <text:span text:style-name="User_20_Input">ethX</text:span>, <text:span text:style-name="T11">where X is number</text:span>).</text:p>
        </text:list-item>
        <text:list-item>
          <text:p text:style-name="P75">Set <text:span text:style-name="GUI_20_Text">IPv4 Method</text:span> to <text:span text:style-name="GUI_20_Text">Manual</text:span>.</text:p>
        </text:list-item>
        <text:list-item>
          <text:p text:style-name="P75">Add address <text:span text:style-name="User_20_Input">10.0.0.x</text:span> (x must be unique for each player), network mask <text:span text:style-name="User_20_Input">255.255.255.0</text:span>.</text:p>
        </text:list-item>
        <text:list-item>
          <text:p text:style-name="P75">Give the connection a sensible name, e.g. <text:span text:style-name="User_20_Input"><text:span text:style-name="T11">Network Game</text:span></text:span>.</text:p>
        </text:list-item>
        <text:list-item>
          <text:p text:style-name="P76">Connect with the newly created connection.</text:p>
        </text:list-item>
      </text:list>
      <text:h text:style-name="P85" text:outline-level="1"><text:bookmark-start text:name="__RefHeading__462_1100885560"/>Reference<text:bookmark-end text:name="__RefHeading__462_1100885560"/></text:h>
      <text:h text:style-name="Heading_20_2" text:outline-level="2"><text:bookmark-start text:name="__RefHeading__464_1100885560"/>Shortcuts<text:bookmark-end text:name="__RefHeading__464_1100885560"/></text:h>
      <text:p text:style-name="P25">Here a list of all shortcuts <text:span text:style-name="T41">you can (or must) use during a game</text:span>:</text:p>
      <text:list xml:id="list3622197566644925265" text:style-name="L23">
        <text:list-item>
          <text:p text:style-name="P79"><text:span text:style-name="Key">←</text:span> (or <text:span text:style-name="Key">A</text:span>): go to the left</text:p>
        </text:list-item>
        <text:list-item>
          <text:p text:style-name="P79"><text:span text:style-name="Key">→</text:span> (or <text:span text:style-name="Key">D</text:span>): go to the right</text:p>
        </text:list-item>
        <text:list-item>
          <text:p text:style-name="P77"><text:span text:style-name="Key"><text:span text:style-name="T41">↑</text:span></text:span><text:span text:style-name="T41"> (or </text:span><text:span text:style-name="Key"><text:span text:style-name="T41">W</text:span></text:span><text:span text:style-name="T41">)</text:span>: <text:span text:style-name="T41">j</text:span>ump, <text:span text:style-name="T41">press twice to jump higher;</text:span> if <text:span text:style-name="T41">a </text:span>weapon is <text:span text:style-name="T41">selected, the cross hair is moved up instead</text:span></text:p>
        </text:list-item>
        <text:list-item>
          <text:p text:style-name="P77"><text:span text:style-name="Key"><text:span text:style-name="T41">↓</text:span></text:span><text:span text:style-name="T41"> (or </text:span><text:span text:style-name="Key">S</text:span><text:span text:style-name="T41">)</text:span>: <text:span text:style-name="T41">a</text:span>im downwards <text:span text:style-name="T41">(</text:span>if weapon is <text:span text:style-name="T41">selected)</text:span></text:p>
        </text:list-item>
        <text:list-item>
          <text:p text:style-name="P79"><text:span text:style-name="Key">0–9</text:span>: (de)select weapon or <text:span text:style-name="T43">tool</text:span>, see <text:a xlink:type="simple" xlink:href="#4.2.1.Selecting an Item|outline">below</text:a></text:p>
        </text:list-item>
        <text:list-item>
          <text:p text:style-name="P79">Space: use active weapon (i.e. shoot) or item</text:p>
        </text:list-item>
        <text:list-item>
          <text:p text:style-name="P80"><text:span text:style-name="Key">C</text:span>: open the char (to close it again, enter <text:span text:style-name="User_20_Input">c</text:span> and press <text:span text:style-name="Key">ENTER</text:span>)</text:p>
        </text:list-item>
        <text:list-item>
          <text:p text:style-name="P80"><text:span text:style-name="Key">Z</text:span>: disable or enable the automatic centering of the currently moving figure or projectile</text:p>
        </text:list-item>
        <text:list-item>
          <text:p text:style-name="P78"><text:span text:style-name="Key"><text:span text:style-name="T41">P</text:span></text:span><text:span text:style-name="T41">, </text:span><text:span text:style-name="Key"><text:span text:style-name="T41">ESC</text:span></text:span><text:span text:style-name="T41">, or </text:span><text:span text:style-name="Key"><text:span text:style-name="T41">F1</text:span></text:span><text:span text:style-name="T41">: pause the game and show short shortcuts reference; here you can also save the game, to load it later from the main menu (note that the game is automatically saved when closing the window)</text:span></text:p>
        </text:list-item>
      </text:list>
      <text:h text:style-name="Heading_20_2" text:outline-level="2"><text:bookmark-start text:name="__RefHeading__466_1100885560"/>Items<text:bookmark-end text:name="__RefHeading__466_1100885560"/></text:h>
      <text:p text:style-name="Text_20_body">Items are mak<text:span text:style-name="T2">ing</text:span> up the main part of the game. They are d<text:span text:style-name="T2">i</text:span>vided into tools and weapons. Each <text:span text:style-name="T2">t</text:span>urn you are allowed to use as many of your tools as you want and have, while shooting a weapon <text:span text:style-name="T43">is only allowed once, and </text:span>will make your turn end as soon as the projectile hit<text:span text:style-name="T2">s something</text:span>.</text:p>
      <text:h text:style-name="Heading_20_3" text:outline-level="3"><draw:frame draw:style-name="fr3" draw:name="Rahmen11" text:anchor-type="paragraph" svg:x="11.243cm" svg:y="0.12cm" svg:width="6.198cm" draw:z-index="15"><draw:text-box fo:min-height="2.591cm"><text:p text:style-name="Figure"><draw:frame draw:style-name="fr7" draw:name="Bild8" text:anchor-type="paragraph" svg:width="6.198cm" style:rel-width="100%" svg:height="2.591cm" style:rel-height="scale" draw:z-index="16"><draw:image xlink:href="Pictures/10000201000000F400000066956F9B6A.png" xlink:type="simple" xlink:show="embed" xlink:actuate="onLoad"/></draw:frame>Figure <text:sequence text:ref-name="refFigure10" text:name="Figure" text:formula="ooow:Figure+1" style:num-format="1">11</text:sequence>: Skipper without and with a weapon</text:p></draw:text-box></draw:frame><text:bookmark-start text:name="__RefHeading__468_1100885560"/>Selecting an Item<text:bookmark-end text:name="__RefHeading__468_1100885560"/></text:h>
      <text:list xml:id="list5491668010480133600" text:style-name="L24">
        <text:list-item>
          <text:p text:style-name="P81"><text:span text:style-name="T45">s</text:span>elects the Bazooka</text:p>
        </text:list-item>
        <text:list-item>
          <text:p text:style-name="P81"><text:span text:style-name="T45">s</text:span>elects the Grenade</text:p>
        </text:list-item>
        <text:list-item>
          <text:p text:style-name="P81"><text:span text:style-name="T45">s</text:span>elects the Shotgun</text:p>
        </text:list-item>
        <text:list-item>
          <text:p text:style-name="P81"><text:span text:style-name="T45">s</text:span>elects the Rifle</text:p>
        </text:list-item>
        <text:list-item>
          <text:p text:style-name="P81"><text:span text:style-name="T45">s</text:span>elects the Bow along with poisoned Arrows</text:p>
        </text:list-item>
        <text:list-item>
          <text:p text:style-name="P81"><text:span text:style-name="T45">s</text:span>elects the Banana-Bomb</text:p>
        </text:list-item>
        <text:list-item>
          <text:p text:style-name="P81"><draw:frame draw:style-name="fr4" draw:name="Rahmen12" text:anchor-type="paragraph" svg:x="10.418cm" svg:y="-0.092cm" svg:width="7.341cm" draw:z-index="17"><draw:text-box fo:min-height="1.092cm"><text:p text:style-name="Figure"><draw:frame draw:style-name="fr7" draw:name="Bild9" text:anchor-type="paragraph" svg:width="7.341cm" style:rel-width="100%" svg:height="1.092cm" style:rel-height="scale" draw:z-index="18"><draw:image xlink:href="Pictures/10000201000001210000002B95A60580.png" xlink:type="simple" xlink:show="embed" xlink:actuate="onLoad"/></draw:frame>Figure <text:sequence text:ref-name="refFigure11" text:name="Figure" text:formula="ooow:Figure+1" style:num-format="1">12</text:sequence>: There are 50 grenades left to be thrown.</text:p></draw:text-box></draw:frame><text:span text:style-name="T45">s</text:span>elects the Digiwise</text:p>
        </text:list-item>
        <text:list-item>
          <text:p text:style-name="P81"><text:span text:style-name="T45">s</text:span>elects the Medikit</text:p>
        </text:list-item>
      </text:list>
      <text:p text:style-name="Text_20_body">Pressing 0 will deselect your <text:span text:style-name="T43">i</text:span>tem, but not use it.</text:p>
      <text:p text:style-name="Text_20_body"><text:soft-page-break/>Selecting an Item will also show a <text:span text:style-name="T45">c</text:span>omment indicating <text:span text:style-name="T43">the</text:span> munition <text:span text:style-name="T43">left </text:span>or its lack.</text:p>
      <text:h text:style-name="Heading_20_3" text:outline-level="3"><text:bookmark-start text:name="__RefHeading__549_1246346006"/>Using a<text:span text:style-name="T52"> Tool and</text:span> <text:span text:style-name="T44">S</text:span>hooting a Weapon<text:bookmark-end text:name="__RefHeading__549_1246346006"/></text:h>
      <text:p text:style-name="Text_20_body"><text:span text:style-name="T53">Tools</text:span> and <text:span text:style-name="T44">w</text:span>eapons are used or shot by pressing <text:span text:style-name="Key">SPACE</text:span> as long as they are selected. Shooting will cause a <text:span text:style-name="T45">p</text:span>rojectile to be spawned <text:span text:style-name="T45">in the middle of the cross hair,</text:span> flying into the aimed direction. By pressing UP or DOWN you can change the angle it is shot. This and the direction you face affects the projectile's direction.</text:p>
      <text:p text:style-name="Text_20_body"><draw:frame draw:style-name="fr5" draw:name="Rahmen10" text:anchor-type="paragraph" svg:x="1.797cm" svg:y="-0.118cm" svg:width="14.173cm" draw:z-index="19"><draw:text-box fo:min-height="2.896cm"><text:p text:style-name="Figure"><draw:frame draw:style-name="fr7" draw:name="Bild10" text:anchor-type="paragraph" svg:width="14.173cm" style:rel-width="100%" svg:height="2.896cm" style:rel-height="scale" draw:z-index="20"><draw:image xlink:href="Pictures/100002010000022E0000007255BA3F85.png" xlink:type="simple" xlink:show="embed" xlink:actuate="onLoad"/></draw:frame>Figure <text:sequence text:ref-name="refFigure12" text:name="Figure" text:formula="ooow:Figure+1" style:num-format="1">13</text:sequence>: 1. Select weapon. 2. Aim. 3. Shoot.</text:p></draw:text-box></draw:frame></text:p>
      <text:h text:style-name="Heading_20_3" text:outline-level="3"><text:bookmark-start text:name="__RefHeading__551_1246346006"/><text:span text:style-name="T53">Available </text:span>Items<text:bookmark-end text:name="__RefHeading__551_1246346006"/></text:h>
      <text:h text:style-name="P58" text:outline-level="4"><text:bookmark-start text:name="__RefHeading__1863_350679690"/>Bazooka<text:bookmark-end text:name="__RefHeading__1863_350679690"/></text:h>
      <text:p text:style-name="Text_20_body"><text:span text:style-name="T46">A powerful weapon on short and high distances causing 50 </text:span><text:span text:style-name="T47">d</text:span><text:span text:style-name="T46">amage in a direct hit plus additional falling damage caused by its enormous shockwave. While aiming take into account that its projectiles are slightly affected by wind and gravity.</text:span></text:p>
      <text:h text:style-name="P58" text:outline-level="4"><text:bookmark-start text:name="__RefHeading__1865_350679690"/>Grenade<text:bookmark-end text:name="__RefHeading__1865_350679690"/></text:h>
      <text:p text:style-name="Text_20_body">A weapon for short and average distances causing 40 <text:span text:style-name="T48">d</text:span>amage in a direct hit, which is affected by gravity and wind.</text:p>
      <text:h text:style-name="Heading_20_4" text:outline-level="4"><text:bookmark-start text:name="__RefHeading__1867_350679690"/>Shotgun<text:bookmark-end text:name="__RefHeading__1867_350679690"/></text:h>
      <text:p text:style-name="P21">With 30 <text:span text:style-name="T48">d</text:span>amage on a direct hit, this is one of the weaker weapons, but non<text:span text:style-name="T48">e</text:span>theless of strategic importance.</text:p>
      <text:h text:style-name="Heading_20_4" text:outline-level="4"><text:bookmark-start text:name="__RefHeading__1869_350679690"/>Rifle<text:bookmark-end text:name="__RefHeading__1869_350679690"/></text:h>
      <text:p text:style-name="P21">Highly <text:span text:style-name="T48">accurate</text:span> weapon, which is completely unimpressed by distances, gravity and wind. Instead of the traditional crosshair, a red <text:span text:style-name="T48">l</text:span>ine indicates the flight path of the projectile. This weapon deals impressive 40 <text:span text:style-name="T48">d</text:span>amage by a direct hit. </text:p>
      <text:h text:style-name="Heading_20_4" text:outline-level="4"><text:bookmark-start text:name="__RefHeading__1871_350679690"/><text:span text:style-name="T48">P</text:span>oisoned Arrow<text:bookmark-end text:name="__RefHeading__1871_350679690"/></text:h>
      <text:p text:style-name="P21">Highly <text:span text:style-name="T48">accurate</text:span> weapon, which is slightly affected by wind and gravity. It deals 30 <text:span text:style-name="T48">d</text:span>amage on a direct hit and sets the <text:a xlink:type="simple" xlink:href="#4.4.1.Poisoning|outline">poisoned </text:a><text:a xlink:type="simple" xlink:href="#4.4.1.Poisoning|outline"><text:span text:style-name="T48">c</text:span></text:a><text:a xlink:type="simple" xlink:href="#4.4.1.Poisoning|outline">ondition</text:a> to all <text:span text:style-name="T48">f</text:span>igures nearby.</text:p>
      <text:h text:style-name="Heading_20_4" text:outline-level="4"><text:bookmark-start text:name="__RefHeading__1873_350679690"/>Banana<text:bookmark-end text:name="__RefHeading__1873_350679690"/></text:h>
      <text:p text:style-name="P22">The most powerful and least <text:span text:style-name="T48">accurate</text:span> weapon in the game. Dealing 40 <text:span text:style-name="T49">d</text:span>amage on a direct hit and <text:soft-page-break/>bursting into 5 <text:span text:style-name="T49">s</text:span>hards on impact, which again cause the same damage and destruction as the original projectile.</text:p>
      <text:h text:style-name="P59" text:outline-level="4"><text:bookmark-start text:name="__RefHeading__1875_350679690"/>Digiwise<text:bookmark-end text:name="__RefHeading__1875_350679690"/></text:h>
      <text:p text:style-name="P21">Forces the <text:span text:style-name="T49">figure using it </text:span>into the <text:a xlink:type="simple" xlink:href="#4.4.2.Digitation|outline"><text:span text:style-name="T49">digitated</text:span></text:a><text:a xlink:type="simple" xlink:href="#4.4.2.Digitation|outline"> condition</text:a>.</text:p>
      <text:h text:style-name="Heading_20_4" text:outline-level="4"><text:bookmark-start text:name="__RefHeading__1877_350679690"/>Medipack<text:bookmark-end text:name="__RefHeading__1877_350679690"/></text:h>
      <text:p text:style-name="P21">Heals the user <text:span text:style-name="T49">by adding 50 health points</text:span> and removes negative conditions like poisoning.</text:p>
      <text:h text:style-name="Heading_20_2" text:outline-level="2"><draw:frame draw:style-name="fr3" draw:name="Rahmen13" text:anchor-type="paragraph" svg:x="10.051cm" svg:y="0.125cm" svg:width="7.417cm" draw:z-index="21"><draw:text-box fo:min-height="2.261cm"><text:p text:style-name="Figure"><draw:frame draw:style-name="fr7" draw:name="Bild11" text:anchor-type="paragraph" svg:width="7.417cm" style:rel-width="100%" svg:height="2.261cm" style:rel-height="scale" draw:z-index="22"><draw:image xlink:href="Pictures/100002010000012400000059046A05D2.png" xlink:type="simple" xlink:show="embed" xlink:actuate="onLoad"/></draw:frame>Figure <text:sequence text:ref-name="refFigure13" text:name="Figure" text:formula="ooow:Figure+1" style:num-format="1">14</text:sequence>: Rico picking up a new item.</text:p></draw:text-box></draw:frame><text:bookmark-start text:name="__RefHeading__553_1246346006"/>Crates<text:bookmark-end text:name="__RefHeading__553_1246346006"/></text:h>
      <text:p text:style-name="P26">Crates drop from the sky somewhere onto the <text:span text:style-name="T49">m</text:span>ap <text:span text:style-name="T49">randomly</text:span>. <text:span text:style-name="T49">They</text:span> can be picked up by walking into <text:span text:style-name="T49">them</text:span> and will give a randomly selected item to the team and increase the munition by one.</text:p>
      <text:h text:style-name="Heading_20_2" text:outline-level="2"><draw:frame draw:style-name="fr4" draw:name="Rahmen14" text:anchor-type="paragraph" svg:x="15.058cm" svg:y="0.908cm" svg:width="2.538cm" draw:z-index="23"><draw:text-box fo:min-height="2.432cm"><text:p text:style-name="Figure"><draw:frame draw:style-name="fr7" draw:name="Grafik7" text:anchor-type="paragraph" svg:width="2.538cm" style:rel-width="100%" svg:height="2.432cm" style:rel-height="scale" draw:z-index="24"><draw:image xlink:href="Pictures/10000201000000600000005C16F8657E.png" xlink:type="simple" xlink:show="embed" xlink:actuate="onLoad"/></draw:frame>Figure <text:sequence text:ref-name="refFigure14" text:name="Figure" text:formula="ooow:Figure+1" style:num-format="1">15</text:sequence>: Kowalski is poisoned.</text:p></draw:text-box></draw:frame><text:bookmark-start text:name="__RefHeading__407_1135256193"/>Conditions<text:bookmark-end text:name="__RefHeading__407_1135256193"/></text:h>
      <text:h text:style-name="Heading_20_3" text:outline-level="3"><text:bookmark-start text:name="__RefHeading__555_1246346006"/>Poisoning<text:bookmark-end text:name="__RefHeading__555_1246346006"/></text:h>
      <text:p text:style-name="Text_20_body">A poisoned Figure loses 10 <text:span text:style-name="T49">health points</text:span> each round (when all living teams made a turn). Poisoning <text:span text:style-name="T61">cannot</text:span> kill a Figure, it will simply reduce its health to 1.</text:p>
      <text:p text:style-name="Text_20_body">Poisoning can be healed using a Medikit.</text:p>
      <text:p text:style-name="Text_20_body">Poisoned Figures are easily distinguished by their more greenly look.</text:p>
      <text:h text:style-name="Heading_20_3" text:outline-level="3"><draw:frame draw:style-name="fr3" draw:name="Rahmen1" text:anchor-type="paragraph" svg:x="13.578cm" svg:y="0.164cm" svg:width="4.018cm" draw:z-index="0"><draw:text-box fo:min-height="3.085cm"><text:p text:style-name="Illustration"><draw:frame draw:style-name="fr9" draw:name="Bild3" text:anchor-type="paragraph" svg:width="4.018cm" style:rel-width="100%" svg:height="3.09cm" style:rel-height="scale" draw:z-index="1"><draw:image xlink:href="Pictures/100002010000009B00000077FBF82258.png" xlink:type="simple" xlink:show="embed" xlink:actuate="onLoad"/></draw:frame>Figure <text:sequence text:ref-name="refFigure15" text:name="Figure" text:formula="ooow:Figure+1" style:num-format="1">16</text:sequence>: Erd<text:span text:style-name="T5">be</text:span>ere is digitated. Black Widow <text:span text:style-name="T51">is using</text:span> <text:span text:style-name="T51">her</text:span> Digiwise to force Digitation.</text:p></draw:text-box></draw:frame><text:bookmark-start text:name="__RefHeading__557_1246346006"/>Digitation<text:bookmark-end text:name="__RefHeading__557_1246346006"/></text:h>
      <text:p text:style-name="Text_20_body">The figures get special abilities when the following conditions are met:</text:p>
      <text:list xml:id="list4889061398094969459" text:style-name="L25">
        <text:list-item>
          <text:p text:style-name="P82">2 × size of teams turns have been played</text:p>
        </text:list-item>
        <text:list-item>
          <text:p text:style-name="P82">the figure has at least 65 <text:span text:style-name="T50">health points</text:span></text:p>
        </text:list-item>
        <text:list-item>
          <text:p text:style-name="P83">the figure caused at least 30 <text:span text:style-name="T50">health points</text:span> damage by hitting other figures</text:p>
        </text:list-item>
      </text:list>
      <text:p text:style-name="Text_20_body">The process of getting the special ability is called “Digitation”. Digitated figures have a <text:span text:style-name="T50">different look and a </text:span><text:span text:style-name="GUI_20_Text">+</text:span> next to their hp label. Depending on the chosen figure type, the special abilities differ:</text:p>
      <text:list xml:id="list765659705161067800" text:style-name="L26">
        <text:list-item>
          <text:p text:style-name="P84">Penguins lose some weight, and are therefore able to fly (keep pressi<text:span text:style-name="T1">ng </text:span><text:span text:style-name="Key">↑</text:span><text:span text:style-name="T1"> and </text:span><text:span text:style-name="Key">←</text:span> or <text:span text:style-name="Key">→</text:span>), and get 10 % damage resistance.</text:p>
        </text:list-item>
        <text:list-item>
          <text:p text:style-name="P84">Unicorns get 50 % damage resistance, and a slightly increased maximum jump height.</text:p>
        </text:list-item>
        <text:list-item>
          <text:p text:style-name="P84">All digitated figures get less damage when standing on a liquid.</text:p>
        </text:list-item>
        <text:list-item>
          <text:p text:style-name="P84"><text:soft-page-break/>When a digitated figure has less than 25 hp, it degitates, <text:span text:style-name="T50">i</text:span>.<text:span text:style-name="T50">e</text:span>. loses its special ability.</text:p>
        </text:list-item>
      </text:list>
      <text:p text:style-name="Text_20_body">You can use the <text:a xlink:type="simple" xlink:href="#4.2.3.7.Digiwise|outline">Digiwise</text:a> to force the digitation of a figure. Use it wisely!</text:p>
      <text:h text:style-name="Heading_20_2" text:outline-level="2"><draw:frame draw:style-name="fr3" draw:name="Rahmen15" text:anchor-type="paragraph" svg:x="12.132cm" svg:y="0.635cm" svg:width="4.935cm" style:rel-width="29%" svg:height="5.958cm" style:rel-height="scale-min" draw:z-index="25"><draw:text-box><text:p text:style-name="Figure"><draw:frame draw:style-name="fr7" draw:name="Bild12" text:anchor-type="paragraph" svg:width="4.935cm" style:rel-width="100%" svg:height="5.958cm" style:rel-height="scale" draw:z-index="26"><draw:image xlink:href="Pictures/10000000000001550000017E9F544FAF.png" xlink:type="simple" xlink:show="embed" xlink:actuate="onLoad"/></draw:frame>Figure <text:sequence text:ref-name="refFigure16" text:name="Figure" text:formula="ooow:Figure+1" style:num-format="1">17</text:sequence>: The boss Marʔoz and its lathal light beams and fog.</text:p></draw:text-box></draw:frame><text:bookmark-start text:name="__RefHeading__559_1246346006"/>Sudden Death<text:bookmark-end text:name="__RefHeading__559_1246346006"/></text:h>
      <text:p text:style-name="Text_20_body">The sudden death is a feature which will slowly end a game which has been running for a <text:a xlink:type="simple" xlink:href="#2.2.Settings|outline">configurable</text:a> number of turns. When sudden death starts, only a finite number of turns can be played before all figures are dead, meaning that an infinite game is not possible. There are two different kinds of sudden death; which one will happen is determined by chance.</text:p>
      <text:h text:style-name="Heading_20_3" text:outline-level="3"><text:bookmark-start text:name="__RefHeading__561_1246346006"/>Boss<text:bookmark-end text:name="__RefHeading__561_1246346006"/></text:h>
      <text:p text:style-name="Text_20_body">The boss is an immortal figure which appears at the left or right side of the map. Albeit a small and ugly figure, the light beams he discharges behind him can destroy everything and everybody. The toxic violet fog cannot be entered by any figure (it’s for their own safety).</text:p>
      <text:h text:style-name="Heading_20_3" text:outline-level="3"><text:bookmark-start text:name="__RefHeading__563_1246346006"/>Flood<text:bookmark-end text:name="__RefHeading__563_1246346006"/></text:h>
      <text:p text:style-name="Text_20_body">After a flood warning, the level of the liquid (water or lava) will increase after each turn. Remember that figures do not survive very long when they are standing in a liquid.</text:p>
      <text:h text:style-name="Heading_20_2" text:outline-level="2"><text:bookmark-start text:name="__RefHeading__2146_1388890805"/>Frequently Asked Questions<text:bookmark-end text:name="__RefHeading__2146_1388890805"/></text:h>
      <text:h text:style-name="P52" text:outline-level="3"><text:bookmark-start text:name="__RefHeading__2148_1388890805"/>The game does not start, there are strange error messages.<text:bookmark-end text:name="__RefHeading__2148_1388890805"/></text:h>
      <text:p text:style-name="P29">When the game does not start, open the file <text:span text:style-name="User_20_Input">Afrobob.log</text:span> in a text editor. You might see one of these messages:</text:p>
      <text:p text:style-name="Code">Exception in thread "main" java.lang.UnsupportedClassVersionError: de/hhu/propra/team61/Afrobob : Unsupported major.minor version 52.0</text:p>
      <text:p text:style-name="P29">Your version of Java you are using is outdated. See <text:a xlink:type="simple" xlink:href="#1.2.1.System Requirements|outline"><text:span text:style-name="T58">System Requirements</text:span></text:a> for more information.</text:p>
      <text:p text:style-name="Code">The file 'Charly_in_Madagascar.jar' is not marked as executable. <text:s/>If this was downloaded or copied from an untrusted source, it may be dangerous to run. <text:s/>For more details, read about the executable bit.</text:p>
      <text:p text:style-name="P30">You tried to start the game by clicking on the jar file. Use the launcher scripts instead, see <text:a xlink:type="simple" xlink:href="#1.2.2.Starting the Game|outline">Starting the Game</text:a><text:span text:style-name="T56"> for more information. </text:span>If you really want to start the jar file, make sure to have checked the file property <text:span text:style-name="GUI_20_Text">executable</text:span>; the manual of your operating system can help you.</text:p>
      <text:p text:style-name="P34">If there is no file<text:span text:style-name="T56"> </text:span><text:span text:style-name="User_20_Input"><text:span text:style-name="T56">Afrobob.log</text:span></text:span><text:span text:style-name="T56">, </text:span>make sure that the launch file is marked executable in the file properties; you usually find it in the <text:span text:style-name="GUI_20_Text">Permissions</text:span> section.</text:p>
      <text:p text:style-name="P30">If this didn’t help, see <text:a xlink:type="simple" xlink:href="#4.6.3.I have found a problem and have wishes. Where can I report them?|outline">reporting problems</text:a>.</text:p>
      <text:h text:style-name="P53" text:outline-level="3"><text:bookmark-start text:name="__RefHeading__2150_1388890805"/><text:soft-page-break/>After clicking on “Start!”, I see the <text:span text:style-name="T57">main menu again.</text:span><text:bookmark-end text:name="__RefHeading__2150_1388890805"/></text:h>
      <text:p text:style-name="P35">The level you have chosen does not have enough starting points for all teams. Use the <text:a xlink:type="simple" xlink:href="#2.1.3.Level Editor|outline">level editor</text:a> to add more spawn points.</text:p>
      <text:h text:style-name="P54" text:outline-level="3">My firewall shows a warning.</text:h>
      <text:p text:style-name="P36"><text:span text:style-name="Proper_20_Name">Charly in Madagascar</text:span> has some online features, which are also active when not playing a network game. You should not block the connection.</text:p>
      <text:h text:style-name="P55" text:outline-level="3"><text:bookmark-start text:name="__RefHeading__2152_1388890805"/>The main menu looks strange: There are no images, no levels …<text:bookmark-end text:name="__RefHeading__2152_1388890805"/></text:h>
      <text:p text:style-name="P31">You <text:span text:style-name="T59">probably</text:span> start<text:span text:style-name="T59">ed</text:span> the game by clicking on the jar file. Use the launcher scripts instead, see <text:a xlink:type="simple" xlink:href="#1.2.2.Starting the Game|outline">Starting the Game</text:a><text:span text:style-name="T56"> for more information. </text:span>If you really want to start the jar file, make sure <text:span text:style-name="T59">that your current working directory is the one containing the jar file</text:span>.</text:p>
      <text:h text:style-name="P56" text:outline-level="3"><text:bookmark-start text:name="__RefHeading__2156_1388890805"/>Xy is misspelled.<text:bookmark-end text:name="__RefHeading__2156_1388890805"/></text:h>
      <text:p text:style-name="P33">See <text:a xlink:type="simple" xlink:href="#4.6.5.I have found a problem and have wishes. Where can I report them?|outline">report problems</text:a> and <text:a xlink:type="simple" xlink:href="#4.7.Final Notes|outline">final notes</text:a>.</text:p>
      <text:h text:style-name="P55" text:outline-level="3"><text:bookmark-start text:name="__RefHeading__2154_1388890805"/>I have found a problem and have wishes. Where can I report them?<text:bookmark-end text:name="__RefHeading__2154_1388890805"/></text:h>
      <text:p text:style-name="P30">Please send a detailed description to <text:span text:style-name="T60">the guy who has given you this manual</text:span><text:span text:style-name="T60"><office:annotation><dc:creator>Markus Brenneis</dc:creator><dc:date>2014-07-08T16:56:38</dc:date><text:list text:style-name=""><text:list-item><text:p text:style-name="P88"><text:span text:style-name="T67">More concrete …</text:span></text:p></text:list-item></text:list></office:annotation></text:span>. If you are reporting a problem, please attach the file <text:span text:style-name="User_20_Input">Afrobob.log</text:span>.</text:p>
      <text:h text:style-name="Heading_20_2" text:outline-level="2"><text:bookmark-start text:name="__RefHeading__409_1135256193"/>Final Notes<text:bookmark-end text:name="__RefHeading__409_1135256193"/></text:h>
      <text:p text:style-name="Text_20_body">All similarities of game contents to something you already know are entirely coincidental.</text:p>
      <text:p text:style-name="P42"><draw:frame text:anchor-type="paragraph" draw:z-index="35" draw:style-name="gr1" draw:text-style-name="P89" svg:width="1.735cm" svg:height="1.585cm" svg:x="16.164cm" svg:y="-0.123cm"><draw:text-box><text:p><text:span text:style-name="T68">✍</text:span></text:p></draw:text-box></draw:frame>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CMU Serif" svg:font-family="'CMU Serif'" style:font-family-generic="roman"/>
    <style:font-face style:name="Times New Roman" svg:font-family="'Times New Roman'" style:font-family-generic="roman"/>
    <style:font-face style:name="Arial" svg:font-family="Arial" style:font-family-generic="swiss"/>
    <style:font-face style:name="FreeSans1" svg:font-family="FreeSans" style:font-family-generic="swiss"/>
    <style:font-face style:name="Times New Roman2" svg:font-family="'Times New Roman'" style:font-family-generic="swiss"/>
    <style:font-face style:name="Ubuntu" svg:font-family="Ubuntu" style:font-family-generic="swiss"/>
    <style:font-face style:name="DejaVu Sans Mono" svg:font-family="'DejaVu Sans Mono'" style:font-family-generic="modern" style:font-pitch="fixed"/>
    <style:font-face style:name="Droid Sans Mono" svg:font-family="'Droid Sans Mono'" style:font-family-generic="swiss" style:font-pitch="fixed"/>
    <style:font-face style:name="Times New Roman1" svg:font-family="'Times New Roman'" style:font-adornments="Standard" style:font-family-generic="roman" style:font-pitch="variable"/>
    <style:font-face style:name="Arial1" svg:font-family="Arial" style:font-family-generic="swiss" style:font-pitch="variable"/>
    <style:font-face style:name="FreeSans" svg:font-family="Free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WenQuanYi Zen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hyphenation-ladder-count="no-limit" style:page-number="auto"/>
      <style:text-properties fo:language="en" fo:country="US" style:font-size-asian="10.5pt" style:font-weight-asian="normal" fo:hyphenate="tru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WenQuanYi Zen Hei" style:font-family-asian="'WenQuanYi Zen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true" style:page-number="auto"/>
      <style:text-properties style:font-name="Times New Roman1" fo:font-family="'Times New Roman'" style:font-style-name="Standard" style:font-family-generic="roman" style:font-pitch="variable" style:font-size-asian="10.5pt" style:font-weight-asian="normal"/>
    </style:style>
    <style:style style:name="List" style:family="paragraph" style:parent-style-name="Text_20_body" style:class="list">
      <style:text-properties style:font-name="CMU Serif"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margin-top="0.42cm" fo:margin-bottom="0.3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01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101cm" style:contextual-spacing="false"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de" style:family="paragraph" style:parent-style-name="Text_20_body">
      <style:text-properties style:font-name="DejaVu Sans Mono" fo:font-family="'DejaVu Sans Mono'" style:font-family-generic="modern" style:font-pitch="fixed" fo:font-size="11pt" fo:background-color="#cccccc" style:font-size-asian="11pt" style:font-size-complex="11pt"/>
    </style:style>
    <style:style style:name="Internet_20_link" style:display-name="Internet link" style:family="text">
      <style:text-properties fo:color="#4c4c4c" fo:language="zxx" fo:country="none" style:text-underline-style="solid" style:text-underline-width="auto" style:text-underline-color="font-color" style:font-size-asian="10.5pt" style:language-asian="zxx" style:country-asian="none" style:font-weight-asian="normal"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roper_20_Name" style:display-name="Proper Name" style:family="text">
      <style:text-properties fo:language="en" fo:country="US" fo:font-style="italic" style:font-size-asian="10.5pt" style:font-style-asian="italic" style:font-weight-asian="normal" style:font-style-complex="italic"/>
    </style:style>
    <style:style style:name="GUI_20_Text" style:display-name="GUI Text" style:family="text">
      <style:text-properties fo:language="en" fo:country="US" fo:font-style="italic" style:font-size-asian="10.5pt" style:font-style-asian="italic" style:font-weight-asian="normal" style:font-style-complex="italic"/>
    </style:style>
    <style:style style:name="Key" style:family="text">
      <style:text-properties fo:language="en" fo:country="US" fo:background-color="#cccccc" style:font-size-asian="10.5pt" style:font-weight-asian="normal" fo:padding="0.049cm" fo:border-left="0.99pt solid #cccccc" fo:border-right="0.99pt solid #cccccc" fo:border-top="none" fo:border-bottom="none" style:shadow="none"/>
    </style:style>
    <style:style style:name="TODO" style:family="text">
      <style:text-properties fo:language="en" fo:country="US" fo:background-color="#ffff00" style:font-size-asian="10.5pt" style:font-weight-asian="normal"/>
    </style:style>
    <style:style style:name="User_20_Input" style:display-name="User Input" style:family="text">
      <style:text-properties fo:language="en" fo:country="US" fo:background-color="#e6e6e6" style:font-size-asian="10.5pt" style:font-weight-asian="normal"/>
    </style:style>
    <style:style style:name="Cirecled_20_Number" style:display-name="Cirecled Number" style:family="text">
      <style:text-properties fo:color="#ff0000" fo:language="en" fo:country="US" fo:font-weight="bold" officeooo:rsid="00355ee0" style:font-size-asian="10.5pt"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199cm" fo:margin-right="0cm" fo:margin-top="0cm" fo:margin-bottom="0cm" style:wrap="parallel" style:number-wrapped-paragraphs="no-limit" style:wrap-contour="false" style:vertical-pos="top" style:vertical-rel="paragraph-content" style:horizontal-pos="center" style:horizontal-rel="paragraph-content" fo:background-color="transparent" style:background-transparency="100%" fo:padding="0cm" fo:border="none" style:shadow="none" draw:shadow-opacity="100%">
        <style:background-image/>
      </style:graphic-properties>
    </style:style>
    <text:outline-style style:name="Outline">
      <text:outline-level-style text:level="1"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text:select-page="current">20</text:page-number> –</text:p>
      </style:footer>
    </style:master-page>
    <style:master-page style:name="First_20_Page" style:display-name="First Page" style:page-layout-name="Mpm2" style:next-style-name="Index"/>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us Brenneis</meta:initial-creator>
    <meta:creation-date>2014-07-01T16:43:07.182330717</meta:creation-date>
    <dc:date>2014-07-09T16:00:16.813857865</dc:date>
    <meta:editing-duration>P1DT39M33S</meta:editing-duration>
    <meta:editing-cycles>135</meta:editing-cycles>
    <meta:generator>LibreOffice/4.2.4.2$Linux_X86_64 LibreOffice_project/420m0$Build-2</meta:generator>
    <dc:creator>Markus Brenneis</dc:creator>
    <meta:document-statistic meta:table-count="0" meta:image-count="18" meta:object-count="0" meta:page-count="20" meta:paragraph-count="268" meta:word-count="4478" meta:character-count="25302" meta:non-whitespace-character-count="21201"/>
  </office:meta>
</office:document-meta>
</file>